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pha2</text:p>
          </table:table-cell>
          <table:table-cell office:value-type="string" calcext:value-type="string">
            <text:p>alpha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ame.en</text:p>
          </table:table-cell>
          <table:table-cell office:value-type="string" calcext:value-type="string">
            <text:p>name.c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sn</text:p>
          </table:table-cell>
          <table:table-cell table:style-name="Default" office:value-type="string" calcext:value-type="string">
            <text:p>fifa</text:p>
          </table:table-cell>
          <table:table-cell table:style-name="Default" office:value-type="string" calcext:value-type="string">
            <text:p>eu</text:p>
          </table:table-cell>
          <table:table-cell office:value-type="string" calcext:value-type="string">
            <text:p>Světadíl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020</text:p>
          </table:table-cell>
          <table:table-cell table:number-columns-repeated="3" office:value-type="string" calcext:value-type="string">
            <text:p>Andorr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United Arab Emirates</text:p>
          </table:table-cell>
          <table:table-cell table:number-columns-repeated="2" office:value-type="string" calcext:value-type="string">
            <text:p>Spojené arabské emirát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9600000" calcext:value-type="float">
            <text:p>9600000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004</text:p>
          </table:table-cell>
          <table:table-cell office:value-type="string" calcext:value-type="string">
            <text:p>Afghanistan</text:p>
          </table:table-cell>
          <table:table-cell table:number-columns-repeated="2" office:value-type="string" calcext:value-type="string">
            <text:p>Afgháni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43300000" calcext:value-type="float">
            <text:p>433000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028</text:p>
          </table:table-cell>
          <table:table-cell office:value-type="string" calcext:value-type="string">
            <text:p>Antigua and Barbuda</text:p>
          </table:table-cell>
          <table:table-cell table:number-columns-repeated="2" office:value-type="string" calcext:value-type="string">
            <text:p>Antigua a Barbud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94500" calcext:value-type="float">
            <text:p>94500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table:number-columns-repeated="3" office:value-type="string" calcext:value-type="string">
            <text:p>Anguilla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008</text:p>
          </table:table-cell>
          <table:table-cell office:value-type="string" calcext:value-type="string">
            <text:p>Albania</text:p>
          </table:table-cell>
          <table:table-cell table:number-columns-repeated="2" office:value-type="string" calcext:value-type="string">
            <text:p>Albán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2810000" calcext:value-type="float">
            <text:p>2810000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051</text:p>
          </table:table-cell>
          <table:table-cell office:value-type="string" calcext:value-type="string">
            <text:p>Armenia</text:p>
          </table:table-cell>
          <table:table-cell table:number-columns-repeated="2" office:value-type="string" calcext:value-type="string">
            <text:p>Armén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980000" calcext:value-type="float">
            <text:p>2980000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024</text:p>
          </table:table-cell>
          <table:table-cell table:number-columns-repeated="3" office:value-type="string" calcext:value-type="string">
            <text:p>Angol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37800000" calcext:value-type="float">
            <text:p>37800000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Antarctica</text:p>
          </table:table-cell>
          <table:table-cell table:number-columns-repeated="2" office:value-type="string" calcext:value-type="string">
            <text:p>Antarktida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ntarktid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032</text:p>
          </table:table-cell>
          <table:table-cell table:number-columns-repeated="3" office:value-type="string" calcext:value-type="string">
            <text:p>Argenti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46200000" calcext:value-type="float">
            <text:p>4620000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016</text:p>
          </table:table-cell>
          <table:table-cell office:value-type="string" calcext:value-type="string">
            <text:p>American Samoa</text:p>
          </table:table-cell>
          <table:table-cell table:number-columns-repeated="2" office:value-type="string" calcext:value-type="string">
            <text:p>Americká Samoa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040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Rakou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9100000" calcext:value-type="float">
            <text:p>910000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036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Austrál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26800000" calcext:value-type="float">
            <text:p>26800000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string" calcext:value-type="string">
            <text:p>Aruba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Åland Islands</text:p>
          </table:table-cell>
          <table:table-cell table:number-columns-repeated="2" office:value-type="string" calcext:value-type="string">
            <text:p>Alandy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031</text:p>
          </table:table-cell>
          <table:table-cell office:value-type="string" calcext:value-type="string">
            <text:p>Azerbaijan</text:p>
          </table:table-cell>
          <table:table-cell table:number-columns-repeated="2" office:value-type="string" calcext:value-type="string">
            <text:p>Ázerbájdž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0400000" calcext:value-type="float">
            <text:p>10400000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070</text:p>
          </table:table-cell>
          <table:table-cell office:value-type="string" calcext:value-type="string">
            <text:p>Bosnia and Herzegovina</text:p>
          </table:table-cell>
          <table:table-cell table:number-columns-repeated="2" office:value-type="string" calcext:value-type="string">
            <text:p>Bosna a Hercegovi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052</text:p>
          </table:table-cell>
          <table:table-cell table:number-columns-repeated="3" office:value-type="string" calcext:value-type="string">
            <text:p>Barbado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282000" calcext:value-type="float">
            <text:p>282000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050</text:p>
          </table:table-cell>
          <table:table-cell office:value-type="string" calcext:value-type="string">
            <text:p>Bangladesh</text:p>
          </table:table-cell>
          <table:table-cell table:number-columns-repeated="2" office:value-type="string" calcext:value-type="string">
            <text:p>Bangladéš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74700000" calcext:value-type="float">
            <text:p>17470000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056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elgi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1700000" calcext:value-type="float">
            <text:p>11700000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table:number-columns-repeated="3" office:value-type="string" calcext:value-type="string">
            <text:p>Burkina Fas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3300000" calcext:value-type="float">
            <text:p>23300000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Bulhar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6400000" calcext:value-type="float">
            <text:p>6400000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048</text:p>
          </table:table-cell>
          <table:table-cell office:value-type="string" calcext:value-type="string">
            <text:p>Bahrain</text:p>
          </table:table-cell>
          <table:table-cell table:number-columns-repeated="2" office:value-type="string" calcext:value-type="string">
            <text:p>Bahraj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string" calcext:value-type="string">
            <text:p>Burundi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3600000" calcext:value-type="float">
            <text:p>13600000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string" calcext:value-type="string">
            <text:p>Ben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4100000" calcext:value-type="float">
            <text:p>14100000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aint Barthélemy</text:p>
          </table:table-cell>
          <table:table-cell table:number-columns-repeated="2" office:value-type="string" calcext:value-type="string">
            <text:p>Svatý Bartoloměj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060</text:p>
          </table:table-cell>
          <table:table-cell office:value-type="string" calcext:value-type="string">
            <text:p>Bermuda</text:p>
          </table:table-cell>
          <table:table-cell table:number-columns-repeated="2" office:value-type="string" calcext:value-type="string">
            <text:p>Bermud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096</text:p>
          </table:table-cell>
          <table:table-cell office:value-type="string" calcext:value-type="string">
            <text:p>Brunei</text:p>
          </table:table-cell>
          <table:table-cell table:number-columns-repeated="2" office:value-type="string" calcext:value-type="string">
            <text:p>Brunej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455000" calcext:value-type="float">
            <text:p>455000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068</text:p>
          </table:table-cell>
          <table:table-cell office:value-type="string" calcext:value-type="string">
            <text:p>Bolivia</text:p>
          </table:table-cell>
          <table:table-cell table:number-columns-repeated="2" office:value-type="string" calcext:value-type="string">
            <text:p>Bolív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12600000" calcext:value-type="float">
            <text:p>12600000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vatý Eustach a Saba</text:p>
          </table:table-cell>
          <table:table-cell office:value-type="string" calcext:value-type="string">
            <text:p>Bonaire; Sv. Eustach a Saba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076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Brazíl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217000000" calcext:value-type="float">
            <text:p>217000000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044</text:p>
          </table:table-cell>
          <table:table-cell office:value-type="string" calcext:value-type="string">
            <text:p>Bahamas</text:p>
          </table:table-cell>
          <table:table-cell table:number-columns-repeated="2" office:value-type="string" calcext:value-type="string">
            <text:p>Baham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15000" calcext:value-type="float">
            <text:p>415000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064</text:p>
          </table:table-cell>
          <table:table-cell office:value-type="string" calcext:value-type="string">
            <text:p>Bhutan</text:p>
          </table:table-cell>
          <table:table-cell table:number-columns-repeated="2" office:value-type="string" calcext:value-type="string">
            <text:p>Bhú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790000" calcext:value-type="float">
            <text:p>790000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074</text:p>
          </table:table-cell>
          <table:table-cell office:value-type="string" calcext:value-type="string">
            <text:p>Bouvet Island</text:p>
          </table:table-cell>
          <table:table-cell table:number-columns-repeated="2" office:value-type="string" calcext:value-type="string">
            <text:p>Bouvetův ostrov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ntarkt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072</text:p>
          </table:table-cell>
          <table:table-cell table:number-columns-repeated="3" office:value-type="string" calcext:value-type="string">
            <text:p>Botswa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700000" calcext:value-type="float">
            <text:p>2700000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larus</text:p>
          </table:table-cell>
          <table:table-cell table:number-columns-repeated="2" office:value-type="string" calcext:value-type="string">
            <text:p>Běloru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9000000" calcext:value-type="float">
            <text:p>9000000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084</text:p>
          </table:table-cell>
          <table:table-cell table:number-columns-repeated="3" office:value-type="string" calcext:value-type="string">
            <text:p>Beliz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15000" calcext:value-type="float">
            <text:p>41500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Kanad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0500000" calcext:value-type="float">
            <text:p>4050000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ocos Islands</text:p>
          </table:table-cell>
          <table:table-cell office:value-type="string" calcext:value-type="string">
            <text:p>Kokosové ostrovy</text:p>
          </table:table-cell>
          <table:table-cell office:value-type="string" calcext:value-type="string">
            <text:p>Kokosové (Keelingovy) ostrov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mocratic Republic of the Congo Republic</text:p>
          </table:table-cell>
          <table:table-cell office:value-type="string" calcext:value-type="string">
            <text:p>Konžská demokratická republika</text:p>
          </table:table-cell>
          <table:table-cell office:value-type="string" calcext:value-type="string">
            <text:p>Kongo (Kinshasa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05000000" calcext:value-type="float">
            <text:p>10500000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entral African Republic</text:p>
          </table:table-cell>
          <table:table-cell table:number-columns-repeated="2" office:value-type="string" calcext:value-type="string">
            <text:p>Středoafrická republi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5900000" calcext:value-type="float">
            <text:p>5900000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 (Brazzaville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6200000" calcext:value-type="float">
            <text:p>6200000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Švýcar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8900000" calcext:value-type="float">
            <text:p>8900000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oast Ivory Coast</text:p>
          </table:table-cell>
          <table:table-cell table:number-columns-repeated="2" office:value-type="string" calcext:value-type="string">
            <text:p>Pobřeží slonovin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9500000" calcext:value-type="float">
            <text:p>29500000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ok Islands</text:p>
          </table:table-cell>
          <table:table-cell table:number-columns-repeated="2" office:value-type="string" calcext:value-type="string">
            <text:p>Cookovy ostrov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string" calcext:value-type="string">
            <text:p>Chi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19700000" calcext:value-type="float">
            <text:p>1970000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meroon</text:p>
          </table:table-cell>
          <table:table-cell table:number-columns-repeated="2" office:value-type="string" calcext:value-type="string">
            <text:p>Kameru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9500000" calcext:value-type="float">
            <text:p>295000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Čí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409000000" calcext:value-type="float">
            <text:p>140900000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lombia</text:p>
          </table:table-cell>
          <table:table-cell table:number-columns-repeated="2" office:value-type="string" calcext:value-type="string">
            <text:p>Kolumb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52500000" calcext:value-type="float">
            <text:p>5250000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osta Rica</text:p>
          </table:table-cell>
          <table:table-cell table:number-columns-repeated="2" office:value-type="string" calcext:value-type="string">
            <text:p>Kostari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5250000" calcext:value-type="float">
            <text:p>5250000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uba</text:p>
          </table:table-cell>
          <table:table-cell table:number-columns-repeated="2" office:value-type="string" calcext:value-type="string">
            <text:p>Kub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1000000" calcext:value-type="float">
            <text:p>11000000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pe Verde</text:p>
          </table:table-cell>
          <table:table-cell table:number-columns-repeated="2" office:value-type="string" calcext:value-type="string">
            <text:p>Kapverd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590000" calcext:value-type="float">
            <text:p>59000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string" calcext:value-type="string">
            <text:p>Curaçao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85500" calcext:value-type="float">
            <text:p>185500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hristmas Island</text:p>
          </table:table-cell>
          <table:table-cell table:number-columns-repeated="2" office:value-type="string" calcext:value-type="string">
            <text:p>Vánoční ostrov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Kypr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Asie</text:p>
          </table:table-cell>
          <table:table-cell office:value-type="float" office:value="1260000" calcext:value-type="float">
            <text:p>1260000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ech Republic</text:p>
          </table:table-cell>
          <table:table-cell table:number-columns-repeated="2" office:value-type="string" calcext:value-type="string">
            <text:p>Če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0900000" calcext:value-type="float">
            <text:p>10900000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Němec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84500000" calcext:value-type="float">
            <text:p>84500000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jibouti</text:p>
          </table:table-cell>
          <table:table-cell table:number-columns-repeated="2" office:value-type="string" calcext:value-type="string">
            <text:p>Džibut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150000" calcext:value-type="float">
            <text:p>1150000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nmark</text:p>
          </table:table-cell>
          <table:table-cell table:number-columns-repeated="2" office:value-type="string" calcext:value-type="string">
            <text:p>Dán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5950000" calcext:value-type="float">
            <text:p>5950000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ominica</text:p>
          </table:table-cell>
          <table:table-cell table:number-columns-repeated="2" office:value-type="string" calcext:value-type="string">
            <text:p>Domini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minican Republic</text:p>
          </table:table-cell>
          <table:table-cell table:number-columns-repeated="2" office:value-type="string" calcext:value-type="string">
            <text:p>Dominikánská republi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1400000" calcext:value-type="float">
            <text:p>11400000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012</text:p>
          </table:table-cell>
          <table:table-cell office:value-type="string" calcext:value-type="string">
            <text:p>Algeria</text:p>
          </table:table-cell>
          <table:table-cell table:number-columns-repeated="2" office:value-type="string" calcext:value-type="string">
            <text:p>Alžír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46800000" calcext:value-type="float">
            <text:p>46800000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uador</text:p>
          </table:table-cell>
          <table:table-cell table:number-columns-repeated="2" office:value-type="string" calcext:value-type="string">
            <text:p>Ekvádo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18300000" calcext:value-type="float">
            <text:p>18300000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onia</text:p>
          </table:table-cell>
          <table:table-cell table:number-columns-repeated="2" office:value-type="string" calcext:value-type="string">
            <text:p>Eston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360000" calcext:value-type="float">
            <text:p>1360000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table:number-columns-repeated="3" office:value-type="string" calcext:value-type="string">
            <text:p>Egyp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14500000" calcext:value-type="float">
            <text:p>114500000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Western Sahara</text:p>
          </table:table-cell>
          <table:table-cell table:number-columns-repeated="2" office:value-type="string" calcext:value-type="string">
            <text:p>Západní Sahara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string" calcext:value-type="string">
            <text:p>Eritre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3750000" calcext:value-type="float">
            <text:p>3750000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Španěl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48500000" calcext:value-type="float">
            <text:p>48500000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thiopia</text:p>
          </table:table-cell>
          <table:table-cell table:number-columns-repeated="2" office:value-type="string" calcext:value-type="string">
            <text:p>Etiop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29700000" calcext:value-type="float">
            <text:p>129700000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land</text:p>
          </table:table-cell>
          <table:table-cell table:number-columns-repeated="2" office:value-type="string" calcext:value-type="string">
            <text:p>Fin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5600000" calcext:value-type="float">
            <text:p>5600000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iji</text:p>
          </table:table-cell>
          <table:table-cell table:number-columns-repeated="2" office:value-type="string" calcext:value-type="string">
            <text:p>Fidži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940000" calcext:value-type="float">
            <text:p>940000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alklands (Malvinas)</text:p>
          </table:table-cell>
          <table:table-cell office:value-type="string" calcext:value-type="string">
            <text:p>Falklandy (Malvíny)</text:p>
          </table:table-cell>
          <table:table-cell office:value-type="string" calcext:value-type="string">
            <text:p>Falkland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icronesia</text:p>
          </table:table-cell>
          <table:table-cell table:number-columns-repeated="2" office:value-type="string" calcext:value-type="string">
            <text:p>Mikronési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roe Islands</text:p>
          </table:table-cell>
          <table:table-cell table:number-columns-repeated="2" office:value-type="string" calcext:value-type="string">
            <text:p>Faerské ostrov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Franci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68500000" calcext:value-type="float">
            <text:p>6850000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string" calcext:value-type="string">
            <text:p>Gab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450000" calcext:value-type="float">
            <text:p>2450000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pojené království Velké Británie a Severního Irska</text:p>
          </table:table-cell>
          <table:table-cell office:value-type="string" calcext:value-type="string">
            <text:p>Spojené království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68500000" calcext:value-type="float">
            <text:p>68500000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Grenad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eorgia</text:p>
          </table:table-cell>
          <table:table-cell table:number-columns-repeated="2" office:value-type="string" calcext:value-type="string">
            <text:p>Gruz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730000" calcext:value-type="float">
            <text:p>3730000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ench Guiana</text:p>
          </table:table-cell>
          <table:table-cell table:number-columns-repeated="2" office:value-type="string" calcext:value-type="string">
            <text:p>Francouzská Guyana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Jižní Amerika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Guinea-Bissau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150000" calcext:value-type="float">
            <text:p>2150000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Gha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34500000" calcext:value-type="float">
            <text:p>34500000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string" calcext:value-type="string">
            <text:p>Gibraltar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reenland</text:p>
          </table:table-cell>
          <table:table-cell table:number-columns-repeated="2" office:value-type="string" calcext:value-type="string">
            <text:p>Grónsko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ambia</text:p>
          </table:table-cell>
          <table:table-cell table:number-columns-repeated="2" office:value-type="string" calcext:value-type="string">
            <text:p>Gamb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uernse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string" calcext:value-type="string">
            <text:p>Guadeloup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verní Amerika</text:p>
          </table:table-cell>
          <table:table-cell office:value-type="float" office:value="395000" calcext:value-type="float">
            <text:p>395000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quatorial Guinea</text:p>
          </table:table-cell>
          <table:table-cell table:number-columns-repeated="2" office:value-type="string" calcext:value-type="string">
            <text:p>Rovníková Guine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750000" calcext:value-type="float">
            <text:p>1750000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eece</text:p>
          </table:table-cell>
          <table:table-cell table:number-columns-repeated="2" office:value-type="string" calcext:value-type="string">
            <text:p>Řec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0300000" calcext:value-type="float">
            <text:p>10300000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outh Georgia and the South Sandwich Islands</text:p>
          </table:table-cell>
          <table:table-cell table:number-columns-repeated="2" office:value-type="string" calcext:value-type="string">
            <text:p>Jižní Georgie a Jižní Sandwichovy ostrov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ntarktid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Guatemal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8200000" calcext:value-type="float">
            <text:p>18200000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table:number-columns-repeated="3" office:value-type="string" calcext:value-type="string">
            <text:p>Guam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73000" calcext:value-type="float">
            <text:p>173000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Guine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4500000" calcext:value-type="float">
            <text:p>14500000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string" calcext:value-type="string">
            <text:p>Guya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820000" calcext:value-type="float">
            <text:p>820000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ong Kong</text:p>
          </table:table-cell>
          <table:table-cell table:number-columns-repeated="2" office:value-type="string" calcext:value-type="string">
            <text:p>Hongko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eard Island and McDonald Islands</text:p>
          </table:table-cell>
          <table:table-cell table:number-columns-repeated="2" office:value-type="string" calcext:value-type="string">
            <text:p>Heardův ostrov a McDonaldovy ostrov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ntarkt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string" calcext:value-type="string">
            <text:p>Hondura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0700000" calcext:value-type="float">
            <text:p>10700000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roatia</text:p>
          </table:table-cell>
          <table:table-cell table:number-columns-repeated="2" office:value-type="string" calcext:value-type="string">
            <text:p>Chorvat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3850000" calcext:value-type="float">
            <text:p>3850000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string" calcext:value-type="string">
            <text:p>Haiti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1800000" calcext:value-type="float">
            <text:p>11800000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Maďar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9600000" calcext:value-type="float">
            <text:p>960000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donesia</text:p>
          </table:table-cell>
          <table:table-cell table:number-columns-repeated="2" office:value-type="string" calcext:value-type="string">
            <text:p>Indonés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80000000" calcext:value-type="float">
            <text:p>280000000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eland</text:p>
          </table:table-cell>
          <table:table-cell table:number-columns-repeated="2" office:value-type="string" calcext:value-type="string">
            <text:p>Ir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ael</text:p>
          </table:table-cell>
          <table:table-cell table:number-columns-repeated="2" office:value-type="string" calcext:value-type="string">
            <text:p>Izrael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9900000" calcext:value-type="float">
            <text:p>9900000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Ostrov Man</text:p>
          </table:table-cell>
          <table:table-cell office:value-type="string" calcext:value-type="string">
            <text:p>Man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>Ind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440000000" calcext:value-type="float">
            <text:p>1440000000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086</text:p>
          </table:table-cell>
          <table:table-cell office:value-type="string" calcext:value-type="string">
            <text:p>British Indian Ocean Territory</text:p>
          </table:table-cell>
          <table:table-cell table:number-columns-repeated="2" office:value-type="string" calcext:value-type="string">
            <text:p>Britské indickooceánské území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raq</text:p>
          </table:table-cell>
          <table:table-cell table:number-columns-repeated="2" office:value-type="string" calcext:value-type="string">
            <text:p>Irá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46500000" calcext:value-type="float">
            <text:p>46500000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an</text:p>
          </table:table-cell>
          <table:table-cell table:number-columns-repeated="2" office:value-type="string" calcext:value-type="string">
            <text:p>Ír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89800000" calcext:value-type="float">
            <text:p>8980000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celand</text:p>
          </table:table-cell>
          <table:table-cell table:number-columns-repeated="2" office:value-type="string" calcext:value-type="string">
            <text:p>Island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aly</text:p>
          </table:table-cell>
          <table:table-cell table:number-columns-repeated="2" office:value-type="string" calcext:value-type="string">
            <text:p>Itáli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58800000" calcext:value-type="float">
            <text:p>58800000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string" calcext:value-type="string">
            <text:p>Jerse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maica</text:p>
          </table:table-cell>
          <table:table-cell table:number-columns-repeated="2" office:value-type="string" calcext:value-type="string">
            <text:p>Jamaj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2830000" calcext:value-type="float">
            <text:p>2830000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dan</text:p>
          </table:table-cell>
          <table:table-cell table:number-columns-repeated="2" office:value-type="string" calcext:value-type="string">
            <text:p>Jordán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1400000" calcext:value-type="float">
            <text:p>11400000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Japon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23000000" calcext:value-type="float">
            <text:p>123000000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enya</text:p>
          </table:table-cell>
          <table:table-cell table:number-columns-repeated="2" office:value-type="string" calcext:value-type="string">
            <text:p>Keň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56000000" calcext:value-type="float">
            <text:p>56000000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yrgyzstan</text:p>
          </table:table-cell>
          <table:table-cell table:number-columns-repeated="2" office:value-type="string" calcext:value-type="string">
            <text:p>Kyrgyz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7100000" calcext:value-type="float">
            <text:p>7100000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mbodia</text:p>
          </table:table-cell>
          <table:table-cell table:number-columns-repeated="2" office:value-type="string" calcext:value-type="string">
            <text:p>Kambodž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7200000" calcext:value-type="float">
            <text:p>17200000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string" calcext:value-type="string">
            <text:p>Kiribati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moros</text:p>
          </table:table-cell>
          <table:table-cell table:number-columns-repeated="2" office:value-type="string" calcext:value-type="string">
            <text:p>Komor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870000" calcext:value-type="float">
            <text:p>870000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aint Kitts and Nevis</text:p>
          </table:table-cell>
          <table:table-cell table:number-columns-repeated="2" office:value-type="string" calcext:value-type="string">
            <text:p>Svatý Kryštof a Nevi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orth Korea</text:p>
          </table:table-cell>
          <table:table-cell table:number-columns-repeated="2" office:value-type="string" calcext:value-type="string">
            <text:p>Severní Kore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6200000" calcext:value-type="float">
            <text:p>26200000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outh Korea</text:p>
          </table:table-cell>
          <table:table-cell table:number-columns-repeated="2" office:value-type="string" calcext:value-type="string">
            <text:p>Jižní Kore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51700000" calcext:value-type="float">
            <text:p>51700000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uwait</text:p>
          </table:table-cell>
          <table:table-cell table:number-columns-repeated="2" office:value-type="string" calcext:value-type="string">
            <text:p>Kuvaj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4300000" calcext:value-type="float">
            <text:p>4300000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yman Islands</text:p>
          </table:table-cell>
          <table:table-cell table:number-columns-repeated="2" office:value-type="string" calcext:value-type="string">
            <text:p>Kajmanské ostrov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akhstan</text:p>
          </table:table-cell>
          <table:table-cell table:number-columns-repeated="2" office:value-type="string" calcext:value-type="string">
            <text:p>Kazach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table:number-columns-repeated="3" office:value-type="string" calcext:value-type="string">
            <text:p>Lao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7700000" calcext:value-type="float">
            <text:p>770000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ebanon</text:p>
          </table:table-cell>
          <table:table-cell table:number-columns-repeated="2" office:value-type="string" calcext:value-type="string">
            <text:p>Liban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aint Lucia</text:p>
          </table:table-cell>
          <table:table-cell table:number-columns-repeated="2" office:value-type="string" calcext:value-type="string">
            <text:p>Svatá Luc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Liechtenstein</text:p>
          </table:table-cell>
          <table:table-cell table:number-columns-repeated="2" office:value-type="string" calcext:value-type="string">
            <text:p>Lichtenštejn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ri Lanka</text:p>
          </table:table-cell>
          <table:table-cell table:number-columns-repeated="2" office:value-type="string" calcext:value-type="string">
            <text:p>Srí Lan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1900000" calcext:value-type="float">
            <text:p>2190000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iberia</text:p>
          </table:table-cell>
          <table:table-cell table:number-columns-repeated="2" office:value-type="string" calcext:value-type="string">
            <text:p>Libér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table:number-columns-repeated="3" office:value-type="string" calcext:value-type="string">
            <text:p>Lesoth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350000" calcext:value-type="float">
            <text:p>2350000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ithuania</text:p>
          </table:table-cell>
          <table:table-cell table:number-columns-repeated="2" office:value-type="string" calcext:value-type="string">
            <text:p>Litv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embourg</text:p>
          </table:table-cell>
          <table:table-cell table:number-columns-repeated="2" office:value-type="string" calcext:value-type="string">
            <text:p>Lucembur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670000" calcext:value-type="float">
            <text:p>670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atvia</text:p>
          </table:table-cell>
          <table:table-cell table:number-columns-repeated="2" office:value-type="string" calcext:value-type="string">
            <text:p>Lotyš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870000" calcext:value-type="float">
            <text:p>1870000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ibya</text:p>
          </table:table-cell>
          <table:table-cell table:number-columns-repeated="2" office:value-type="string" calcext:value-type="string">
            <text:p>Liby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rocco</text:p>
          </table:table-cell>
          <table:table-cell table:number-columns-repeated="2" office:value-type="string" calcext:value-type="string">
            <text:p>Maro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38000000" calcext:value-type="float">
            <text:p>3800000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onaco</text:p>
          </table:table-cell>
          <table:table-cell table:number-columns-repeated="2" office:value-type="string" calcext:value-type="string">
            <text:p>Monako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oldova</text:p>
          </table:table-cell>
          <table:table-cell table:number-columns-repeated="2" office:value-type="string" calcext:value-type="string">
            <text:p>Moldav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ontenegro</text:p>
          </table:table-cell>
          <table:table-cell table:number-columns-repeated="2" office:value-type="string" calcext:value-type="string">
            <text:p>Černá Hor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615000" calcext:value-type="float">
            <text:p>615000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aint Martin (French part)</text:p>
          </table:table-cell>
          <table:table-cell table:number-columns-repeated="2" office:value-type="string" calcext:value-type="string">
            <text:p>Svatý Martin (francouzská část)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adagascar</text:p>
          </table:table-cell>
          <table:table-cell table:number-columns-repeated="2" office:value-type="string" calcext:value-type="string">
            <text:p>Madagaska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31000000" calcext:value-type="float">
            <text:p>31000000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arshall Islands</text:p>
          </table:table-cell>
          <table:table-cell table:number-columns-repeated="2" office:value-type="string" calcext:value-type="string">
            <text:p>Marshallovy ostrovy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North Macedonia</text:p>
          </table:table-cell>
          <table:table-cell table:number-columns-repeated="2" office:value-type="string" calcext:value-type="string">
            <text:p>Severní Makedon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1830000" calcext:value-type="float">
            <text:p>183000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table:number-columns-repeated="3" office:value-type="string" calcext:value-type="string">
            <text:p>Mali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3800000" calcext:value-type="float">
            <text:p>23800000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string" calcext:value-type="string">
            <text:p>Myanma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54500000" calcext:value-type="float">
            <text:p>54500000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ongolia</text:p>
          </table:table-cell>
          <table:table-cell table:number-columns-repeated="2" office:value-type="string" calcext:value-type="string">
            <text:p>Mongol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cau</text:p>
          </table:table-cell>
          <table:table-cell table:number-columns-repeated="2" office:value-type="string" calcext:value-type="string">
            <text:p>Macao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orthern Mariana Islands</text:p>
          </table:table-cell>
          <table:table-cell table:number-columns-repeated="2" office:value-type="string" calcext:value-type="string">
            <text:p>Severní Marian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artinique</text:p>
          </table:table-cell>
          <table:table-cell table:number-columns-repeated="2" office:value-type="string" calcext:value-type="string">
            <text:p>Martinik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verní Amerika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uritania</text:p>
          </table:table-cell>
          <table:table-cell table:number-columns-repeated="2" office:value-type="string" calcext:value-type="string">
            <text:p>Mauritán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4900000" calcext:value-type="float">
            <text:p>490000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Montserra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string" calcext:value-type="string">
            <text:p>Malt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auritius</text:p>
          </table:table-cell>
          <table:table-cell table:number-columns-repeated="2" office:value-type="string" calcext:value-type="string">
            <text:p>Mauriciu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ldives</text:p>
          </table:table-cell>
          <table:table-cell table:number-columns-repeated="2" office:value-type="string" calcext:value-type="string">
            <text:p>Malediv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520000" calcext:value-type="float">
            <text:p>520000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string" calcext:value-type="string">
            <text:p>Malawi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1500000" calcext:value-type="float">
            <text:p>21500000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Mexi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29500000" calcext:value-type="float">
            <text:p>129500000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laysia</text:p>
          </table:table-cell>
          <table:table-cell table:number-columns-repeated="2" office:value-type="string" calcext:value-type="string">
            <text:p>Malajs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4500000" calcext:value-type="float">
            <text:p>34500000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ozambique</text:p>
          </table:table-cell>
          <table:table-cell table:number-columns-repeated="2" office:value-type="string" calcext:value-type="string">
            <text:p>Mosambi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34800000" calcext:value-type="float">
            <text:p>348000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mibia</text:p>
          </table:table-cell>
          <table:table-cell table:number-columns-repeated="2" office:value-type="string" calcext:value-type="string">
            <text:p>Namib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650000" calcext:value-type="float">
            <text:p>265000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ew Caledonia</text:p>
          </table:table-cell>
          <table:table-cell table:number-columns-repeated="2" office:value-type="string" calcext:value-type="string">
            <text:p>Nová Kaledoni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290000" calcext:value-type="float">
            <text:p>290000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string" calcext:value-type="string">
            <text:p>Nig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8000000" calcext:value-type="float">
            <text:p>28000000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table:number-columns-repeated="3" office:value-type="string" calcext:value-type="string">
            <text:p>Norfolk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igeria</text:p>
          </table:table-cell>
          <table:table-cell table:number-columns-repeated="2" office:value-type="string" calcext:value-type="string">
            <text:p>Nigér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30000000" calcext:value-type="float">
            <text:p>230000000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icaragua</text:p>
          </table:table-cell>
          <table:table-cell table:number-columns-repeated="2" office:value-type="string" calcext:value-type="string">
            <text:p>Nikaragu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7100000" calcext:value-type="float">
            <text:p>7100000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Nizozem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7900000" calcext:value-type="float">
            <text:p>179000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Nor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5550000" calcext:value-type="float">
            <text:p>5550000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epal</text:p>
          </table:table-cell>
          <table:table-cell table:number-columns-repeated="2" office:value-type="string" calcext:value-type="string">
            <text:p>Nepál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1000000" calcext:value-type="float">
            <text:p>31000000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string" calcext:value-type="string">
            <text:p>Nauru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table:number-columns-repeated="3" office:value-type="string" calcext:value-type="string">
            <text:p>Ni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Nový Zéland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man</text:p>
          </table:table-cell>
          <table:table-cell table:number-columns-repeated="2" office:value-type="string" calcext:value-type="string">
            <text:p>Om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Panam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string" calcext:value-type="string">
            <text:p>Peru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34500000" calcext:value-type="float">
            <text:p>34500000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rench Polynesia</text:p>
          </table:table-cell>
          <table:table-cell table:number-columns-repeated="2" office:value-type="string" calcext:value-type="string">
            <text:p>Francouzská Polynési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apua New Guinea</text:p>
          </table:table-cell>
          <table:table-cell table:number-columns-repeated="2" office:value-type="string" calcext:value-type="string">
            <text:p>Papua Nová Guine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0500000" calcext:value-type="float">
            <text:p>10500000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hilippines</text:p>
          </table:table-cell>
          <table:table-cell table:number-columns-repeated="2" office:value-type="string" calcext:value-type="string">
            <text:p>Filipín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17000000" calcext:value-type="float">
            <text:p>117000000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istan</text:p>
          </table:table-cell>
          <table:table-cell table:number-columns-repeated="2" office:value-type="string" calcext:value-type="string">
            <text:p>Páki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45000000" calcext:value-type="float">
            <text:p>24500000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and</text:p>
          </table:table-cell>
          <table:table-cell table:number-columns-repeated="2" office:value-type="string" calcext:value-type="string">
            <text:p>Pol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37500000" calcext:value-type="float">
            <text:p>37500000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aint Pierre and Miquelon</text:p>
          </table:table-cell>
          <table:table-cell table:number-columns-repeated="2" office:value-type="string" calcext:value-type="string">
            <text:p>Saint Pierre a Miquelon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itcairn Islands</text:p>
          </table:table-cell>
          <table:table-cell table:number-columns-repeated="2" office:value-type="string" calcext:value-type="string">
            <text:p>Pitcairnovy ostrov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uerto Rico</text:p>
          </table:table-cell>
          <table:table-cell table:number-columns-repeated="2" office:value-type="string" calcext:value-type="string">
            <text:p>Portoriko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estine</text:p>
          </table:table-cell>
          <table:table-cell table:number-columns-repeated="2" office:value-type="string" calcext:value-type="string">
            <text:p>Palestina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Portugal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0400000" calcext:value-type="float">
            <text:p>10400000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string" calcext:value-type="string">
            <text:p>Palau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string" calcext:value-type="string">
            <text:p>Paragu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ar</text:p>
          </table:table-cell>
          <table:table-cell table:number-columns-repeated="2" office:value-type="string" calcext:value-type="string">
            <text:p>Kata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700000" calcext:value-type="float">
            <text:p>2700000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table:number-columns-repeated="3" office:value-type="string" calcext:value-type="string">
            <text:p>Réuni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frika</text:p>
          </table:table-cell>
          <table:table-cell office:value-type="float" office:value="980000" calcext:value-type="float">
            <text:p>98000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Rumun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9000000" calcext:value-type="float">
            <text:p>1900000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erbia</text:p>
          </table:table-cell>
          <table:table-cell table:number-columns-repeated="2" office:value-type="string" calcext:value-type="string">
            <text:p>Srb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sia</text:p>
          </table:table-cell>
          <table:table-cell table:number-columns-repeated="2" office:value-type="string" calcext:value-type="string">
            <text:p>Ru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144000000" calcext:value-type="float">
            <text:p>144000000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string" calcext:value-type="string">
            <text:p>Rwand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4500000" calcext:value-type="float">
            <text:p>14500000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audi Arabia</text:p>
          </table:table-cell>
          <table:table-cell table:number-columns-repeated="2" office:value-type="string" calcext:value-type="string">
            <text:p>Saúdská Aráb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7500000" calcext:value-type="float">
            <text:p>375000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090</text:p>
          </table:table-cell>
          <table:table-cell office:value-type="string" calcext:value-type="string">
            <text:p>Solomon Islands islands</text:p>
          </table:table-cell>
          <table:table-cell office:value-type="string" calcext:value-type="string">
            <text:p>Šalomounovy ostrovy</text:p>
          </table:table-cell>
          <table:table-cell office:value-type="string" calcext:value-type="string">
            <text:p>Šalamounovy ostrov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eychelles</text:p>
          </table:table-cell>
          <table:table-cell table:number-columns-repeated="2" office:value-type="string" calcext:value-type="string">
            <text:p>Seychel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udan</text:p>
          </table:table-cell>
          <table:table-cell table:number-columns-repeated="2" office:value-type="string" calcext:value-type="string">
            <text:p>Súd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49500000" calcext:value-type="float">
            <text:p>4950000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Švéd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10600000" calcext:value-type="float">
            <text:p>10600000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ingapore</text:p>
          </table:table-cell>
          <table:table-cell table:number-columns-repeated="2" office:value-type="string" calcext:value-type="string">
            <text:p>Singapu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vatá Helena, Ascension a Tristan da Cunha</text:p>
          </table:table-cell>
          <table:table-cell office:value-type="string" calcext:value-type="string">
            <text:p>Svatá Helena; Ascension a Tristan da Cunha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lovenia</text:p>
          </table:table-cell>
          <table:table-cell table:number-columns-repeated="2" office:value-type="string" calcext:value-type="string">
            <text:p>Slovin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Špicberky a Jan Mayen</text:p>
          </table:table-cell>
          <table:table-cell office:value-type="string" calcext:value-type="string">
            <text:p>Svalbard a Jan Mayen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lovakia</text:p>
          </table:table-cell>
          <table:table-cell table:number-columns-repeated="2" office:value-type="string" calcext:value-type="string">
            <text:p>Slovensko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vropa</text:p>
          </table:table-cell>
          <table:table-cell office:value-type="float" office:value="5400000" calcext:value-type="float">
            <text:p>54000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table:number-columns-repeated="3" office:value-type="string" calcext:value-type="string">
            <text:p>Sierra Le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8900000" calcext:value-type="float">
            <text:p>890000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string" calcext:value-type="string">
            <text:p>San Marin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table:number-columns-repeated="3" office:value-type="string" calcext:value-type="string">
            <text:p>Senegal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8500000" calcext:value-type="float">
            <text:p>18500000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omalia</text:p>
          </table:table-cell>
          <table:table-cell table:number-columns-repeated="2" office:value-type="string" calcext:value-type="string">
            <text:p>Somál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8700000" calcext:value-type="float">
            <text:p>18700000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uriname</text:p>
          </table:table-cell>
          <table:table-cell table:number-columns-repeated="2" office:value-type="string" calcext:value-type="string">
            <text:p>Surina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630000" calcext:value-type="float">
            <text:p>630000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outh Sudan</text:p>
          </table:table-cell>
          <table:table-cell table:number-columns-repeated="2" office:value-type="string" calcext:value-type="string">
            <text:p>Jižní Súd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1200000" calcext:value-type="float">
            <text:p>11200000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ão Tomé and Príncipe</text:p>
          </table:table-cell>
          <table:table-cell office:value-type="string" calcext:value-type="string">
            <text:p>Svatý Tomáš a Princův ostrov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39000" calcext:value-type="float">
            <text:p>239000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l Salvador</text:p>
          </table:table-cell>
          <table:table-cell table:number-columns-repeated="2" office:value-type="string" calcext:value-type="string">
            <text:p>Salvado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aint Martin (Dutch part)</text:p>
          </table:table-cell>
          <table:table-cell table:number-columns-repeated="2" office:value-type="string" calcext:value-type="string">
            <text:p>Svatý Martin (nizozemská část)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yria</text:p>
          </table:table-cell>
          <table:table-cell table:number-columns-repeated="2" office:value-type="string" calcext:value-type="string">
            <text:p>Sýr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4500000" calcext:value-type="float">
            <text:p>24500000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vazijsko</text:p>
          </table:table-cell>
          <table:table-cell office:value-type="string" calcext:value-type="string">
            <text:p>Eswatini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210000" calcext:value-type="float">
            <text:p>12100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Turks and Caicos</text:p>
          </table:table-cell>
          <table:table-cell table:number-columns-repeated="2" office:value-type="string" calcext:value-type="string">
            <text:p>Turks a Caico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ad</text:p>
          </table:table-cell>
          <table:table-cell table:number-columns-repeated="2" office:value-type="string" calcext:value-type="string">
            <text:p>Čad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8800000" calcext:value-type="float">
            <text:p>18800000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ench Southern and Antarctic Territories</text:p>
          </table:table-cell>
          <table:table-cell table:number-columns-repeated="2" office:value-type="string" calcext:value-type="string">
            <text:p>Francouzská jižní a antarktická území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ntarktid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string" calcext:value-type="string">
            <text:p>Tog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9300000" calcext:value-type="float">
            <text:p>9300000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 office:value-type="string" calcext:value-type="string">
            <text:p>Tchaj-wan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23900000" calcext:value-type="float">
            <text:p>23900000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ajikistan</text:p>
          </table:table-cell>
          <table:table-cell table:number-columns-repeated="2" office:value-type="string" calcext:value-type="string">
            <text:p>Tádžiki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0500000" calcext:value-type="float">
            <text:p>10500000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table:number-columns-repeated="3" office:value-type="string" calcext:value-type="string">
            <text:p>Tokelau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ast Timor</text:p>
          </table:table-cell>
          <table:table-cell table:number-columns-repeated="2" office:value-type="string" calcext:value-type="string">
            <text:p>Východní Timo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380000" calcext:value-type="float">
            <text:p>138000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urkmenistan</text:p>
          </table:table-cell>
          <table:table-cell table:number-columns-repeated="2" office:value-type="string" calcext:value-type="string">
            <text:p>Turkmeni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isia</text:p>
          </table:table-cell>
          <table:table-cell table:number-columns-repeated="2" office:value-type="string" calcext:value-type="string">
            <text:p>Tuni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2500000" calcext:value-type="float">
            <text:p>12500000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table:number-columns-repeated="3" office:value-type="string" calcext:value-type="string">
            <text:p>Tong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key</text:p>
          </table:table-cell>
          <table:table-cell table:number-columns-repeated="2" office:value-type="string" calcext:value-type="string">
            <text:p>Turec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86000000" calcext:value-type="float">
            <text:p>86000000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rinidad and Tobago</text:p>
          </table:table-cell>
          <table:table-cell table:number-columns-repeated="2" office:value-type="string" calcext:value-type="string">
            <text:p>Trinidad a Tobag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table:number-columns-repeated="3" office:value-type="string" calcext:value-type="string">
            <text:p>Tuvalu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 office:value-type="string" calcext:value-type="string">
            <text:p>Thajsko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71800000" calcext:value-type="float">
            <text:p>71800000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anzania</text:p>
          </table:table-cell>
          <table:table-cell table:number-columns-repeated="2" office:value-type="string" calcext:value-type="string">
            <text:p>Tanzan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69000000" calcext:value-type="float">
            <text:p>69000000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aine</text:p>
          </table:table-cell>
          <table:table-cell table:number-columns-repeated="2" office:value-type="string" calcext:value-type="string">
            <text:p>Ukrajin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37500000" calcext:value-type="float">
            <text:p>37500000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Ugand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49500000" calcext:value-type="float">
            <text:p>49500000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US Minor Outlying Islands</text:p>
          </table:table-cell>
          <table:table-cell table:number-columns-repeated="2" office:value-type="string" calcext:value-type="string">
            <text:p>Menší odlehlé ostrovy USA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United States</text:p>
          </table:table-cell>
          <table:table-cell table:number-columns-repeated="2" office:value-type="string" calcext:value-type="string">
            <text:p>Spojené státy americké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342000000" calcext:value-type="float">
            <text:p>342000000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table:number-columns-repeated="3" office:value-type="string" calcext:value-type="string">
            <text:p>Urugu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3400000" calcext:value-type="float">
            <text:p>3400000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Uzbekistan</text:p>
          </table:table-cell>
          <table:table-cell table:number-columns-repeated="2" office:value-type="string" calcext:value-type="string">
            <text:p>Uzbekistá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6500000" calcext:value-type="float">
            <text:p>36500000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atican City</text:p>
          </table:table-cell>
          <table:table-cell table:number-columns-repeated="2" office:value-type="string" calcext:value-type="string">
            <text:p>Vatikán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Evrop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aint Vincent and the Grenadines</text:p>
          </table:table-cell>
          <table:table-cell table:number-columns-repeated="2" office:value-type="string" calcext:value-type="string">
            <text:p>Svatý Vincenc a Grenadin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Venezuel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Jižní Amerika</text:p>
          </table:table-cell>
          <table:table-cell office:value-type="float" office:value="29000000" calcext:value-type="float">
            <text:p>29000000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092</text:p>
          </table:table-cell>
          <table:table-cell office:value-type="string" calcext:value-type="string">
            <text:p>British Virgin Islands</text:p>
          </table:table-cell>
          <table:table-cell table:number-columns-repeated="2" office:value-type="string" calcext:value-type="string">
            <text:p>Britské Panenské ostrov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 Virgin Islands</text:p>
          </table:table-cell>
          <table:table-cell table:number-columns-repeated="2" office:value-type="string" calcext:value-type="string">
            <text:p>Americké Panenské ostrov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everní Amerika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string" calcext:value-type="string">
            <text:p>Vietna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101000000" calcext:value-type="float">
            <text:p>101000000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table:number-columns-repeated="3" office:value-type="string" calcext:value-type="string">
            <text:p>Vanuatu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340000" calcext:value-type="float">
            <text:p>340000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Wallis and Futuna</text:p>
          </table:table-cell>
          <table:table-cell table:number-columns-repeated="2" office:value-type="string" calcext:value-type="string">
            <text:p>Wallis a Futuna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table:number-columns-repeated="3" office:value-type="string" calcext:value-type="string">
            <text:p>Samo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ceánie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Yemen</text:p>
          </table:table-cell>
          <table:table-cell table:number-columns-repeated="2" office:value-type="string" calcext:value-type="string">
            <text:p>Jeme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sie</text:p>
          </table:table-cell>
          <table:table-cell office:value-type="float" office:value="35000000" calcext:value-type="float">
            <text:p>35000000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Mayot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frika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outh Africa</text:p>
          </table:table-cell>
          <table:table-cell table:number-columns-repeated="2" office:value-type="string" calcext:value-type="string">
            <text:p>Jihoafrická republik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60600000" calcext:value-type="float">
            <text:p>60600000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Zambia</text:p>
          </table:table-cell>
          <table:table-cell table:number-columns-repeated="2" office:value-type="string" calcext:value-type="string">
            <text:p>Zambi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21000000" calcext:value-type="float">
            <text:p>21000000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table:number-columns-repeated="3" office:value-type="string" calcext:value-type="string">
            <text:p>Zimbabw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frika</text:p>
          </table:table-cell>
          <table:table-cell office:value-type="float" office:value="17000000" calcext:value-type="float">
            <text:p>17000000</text:p>
          </table:table-cell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opulation</text:p>
          </table:table-cell>
          <table:table-cell table:style-name="ce4" table:formula="of:=SUM([.J1:.J251])" office:value-type="float" office:value="8235917430" calcext:value-type="float">
            <text:p>823591743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table:number-columns-repeated="2" office:value-type="string" calcext:value-type="string">
            <text:p>Andorr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a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دولة الإمارات العربية المتحدة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ar</text:p>
          </table:table-cell>
          <table:table-cell office:value-type="float" office:value="9600000" calcext:value-type="float">
            <text:p>9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افغانستان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ps;fa;uz;tk</text:p>
          </table:table-cell>
          <table:table-cell office:value-type="float" office:value="44400000" calcext:value-type="float">
            <text:p>44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table:number-columns-repeated="2" office:value-type="string" calcext:value-type="string">
            <text:p>Antigua and Barbuda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John's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</text:p>
          </table:table-cell>
          <table:table-cell office:value-type="float" office:value="95000" calcext:value-type="float">
            <text:p>9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nguilla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hqipëri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q</text:p>
          </table:table-cell>
          <table:table-cell office:value-type="float" office:value="2800000" calcext:value-type="float">
            <text:p>2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Հայաստան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hy</text:p>
          </table:table-cell>
          <table:table-cell office:value-type="float" office:value="2770000" calcext:value-type="float">
            <text:p>27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O</text:p>
          </table:table-cell>
          <table:table-cell table:number-columns-repeated="2" office:value-type="string" calcext:value-type="string">
            <text:p>Ango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pt</text:p>
          </table:table-cell>
          <table:table-cell office:value-type="float" office:value="38100000" calcext:value-type="float">
            <text:p>38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Q</text:p>
          </table:table-cell>
          <table:table-cell table:number-columns-repeated="2" office:value-type="string" calcext:value-type="string">
            <text:p>Antarctica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ntarctic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</text:p>
          </table:table-cell>
          <table:table-cell table:number-columns-repeated="2" office:value-type="string" calcext:value-type="string">
            <text:p>Argent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es;gn</text:p>
          </table:table-cell>
          <table:table-cell office:value-type="float" office:value="46100000" calcext:value-type="float">
            <text:p>46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American Samoa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go Pag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;sm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Österreic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</text:p>
          </table:table-cell>
          <table:table-cell office:value-type="float" office:value="9020000" calcext:value-type="float">
            <text:p>90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U</text:p>
          </table:table-cell>
          <table:table-cell table:number-columns-repeated="2"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</text:p>
          </table:table-cell>
          <table:table-cell office:value-type="float" office:value="27000000" calcext:value-type="float">
            <text:p>27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W</text:p>
          </table:table-cell>
          <table:table-cell table:number-columns-repeated="2" office:value-type="string" calcext:value-type="string">
            <text:p>Arub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ranjestad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nl;pap</text:p>
          </table:table-cell>
          <table:table-cell office:value-type="float" office:value="106000" calcext:value-type="float">
            <text:p>106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X</text:p>
          </table:table-cell>
          <table:table-cell office:value-type="string" calcext:value-type="string">
            <text:p>Aland</text:p>
          </table:table-cell>
          <table:table-cell office:value-type="string" calcext:value-type="string">
            <text:p>Å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rieham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v</text:p>
          </table:table-cell>
          <table:table-cell office:value-type="float" office:value="30600" calcext:value-type="float">
            <text:p>306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ərbayca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AZN</text:p>
          </table:table-cell>
          <table:table-cell office:value-type="string" calcext:value-type="string">
            <text:p>az</text:p>
          </table:table-cell>
          <table:table-cell office:value-type="float" office:value="10500000" calcext:value-type="float">
            <text:p>10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i Hercegovin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bs;hr;sr</text:p>
          </table:table-cell>
          <table:table-cell office:value-type="float" office:value="3150000" calcext:value-type="float">
            <text:p>31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table:number-columns-repeated="2" office:value-type="string" calcext:value-type="string">
            <text:p>Barbado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en</text:p>
          </table:table-cell>
          <table:table-cell office:value-type="float" office:value="282000" calcext:value-type="float">
            <text:p>282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D</text:p>
          </table:table-cell>
          <table:table-cell table:number-columns-repeated="2" office:value-type="string" calcext:value-type="string">
            <text:p>Banglades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n</text:p>
          </table:table-cell>
          <table:table-cell office:value-type="float" office:value="176800000" calcext:value-type="float">
            <text:p>176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ë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l;fr;de</text:p>
          </table:table-cell>
          <table:table-cell office:value-type="float" office:value="11750000" calcext:value-type="float">
            <text:p>117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F</text:p>
          </table:table-cell>
          <table:table-cell table:number-columns-repeated="2" office:value-type="string" calcext:value-type="string">
            <text:p>Burkina Fas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ff</text:p>
          </table:table-cell>
          <table:table-cell office:value-type="float" office:value="24300000" calcext:value-type="float">
            <text:p>24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България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bg</text:p>
          </table:table-cell>
          <table:table-cell office:value-type="float" office:value="6580000" calcext:value-type="float">
            <text:p>658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‏البحرين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ar</text:p>
          </table:table-cell>
          <table:table-cell office:value-type="float" office:value="1510000" calcext:value-type="float">
            <text:p>151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</text:p>
          </table:table-cell>
          <table:table-cell table:number-columns-repeated="2" office:value-type="string" calcext:value-type="string">
            <text:p>Burundi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itega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fr;rn;sw</text:p>
          </table:table-cell>
          <table:table-cell office:value-type="float" office:value="14000000" calcext:value-type="float">
            <text:p>14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o-Novo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fon;yor</text:p>
          </table:table-cell>
          <table:table-cell office:value-type="float" office:value="14500000" calcext:value-type="float">
            <text:p>14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Saint-Barthélemy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ustav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M</text:p>
          </table:table-cell>
          <table:table-cell table:number-columns-repeated="2" office:value-type="string" calcext:value-type="string">
            <text:p>Bermuda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BMD</text:p>
          </table:table-cell>
          <table:table-cell office:value-type="string" calcext:value-type="string">
            <text:p>en</text:p>
          </table:table-cell>
          <table:table-cell office:value-type="float" office:value="63500" calcext:value-type="float">
            <text:p>635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Negara Brunei Darussalam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ms;kxd</text:p>
          </table:table-cell>
          <table:table-cell office:value-type="float" office:value="460000" calcext:value-type="float">
            <text:p>46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</text:p>
          </table:table-cell>
          <table:table-cell table:number-columns-repeated="2" office:value-type="string" calcext:value-type="string">
            <text:p>Bolivi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BOB;BOV</text:p>
          </table:table-cell>
          <table:table-cell office:value-type="string" calcext:value-type="string">
            <text:p>es;ay;qu;grn</text:p>
          </table:table-cell>
          <table:table-cell office:value-type="float" office:value="12600000" calcext:value-type="float">
            <text:p>12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Q</text:p>
          </table:table-cell>
          <table:table-cell table:number-columns-repeated="2" office:value-type="string" calcext:value-type="string">
            <text:p>Bonaire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ralendijk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l;pap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pt;gun;kgp</text:p>
          </table:table-cell>
          <table:table-cell office:value-type="float" office:value="213200000" calcext:value-type="float">
            <text:p>213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S</text:p>
          </table:table-cell>
          <table:table-cell table:number-columns-repeated="2" office:value-type="string" calcext:value-type="string">
            <text:p>Bahamas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en</text:p>
          </table:table-cell>
          <table:table-cell office:value-type="float" office:value="415000" calcext:value-type="float">
            <text:p>41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ʼbrug-yul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BTN;INR</text:p>
          </table:table-cell>
          <table:table-cell office:value-type="string" calcext:value-type="string">
            <text:p>dz;tsj;nep</text:p>
          </table:table-cell>
          <table:table-cell office:value-type="float" office:value="795000" calcext:value-type="float">
            <text:p>79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ouvetøy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arctica</text:p>
          </table:table-cell>
          <table:table-cell/>
          <table:table-cell office:value-type="string" calcext:value-type="string">
            <text:p>NOK</text:p>
          </table:table-cell>
          <table:table-cell office:value-type="string" calcext:value-type="string">
            <text:p>no;nb;n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W</text:p>
          </table:table-cell>
          <table:table-cell table:number-columns-repeated="2" office:value-type="string" calcext:value-type="string">
            <text:p>Botswan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en;tn;kna</text:p>
          </table:table-cell>
          <table:table-cell office:value-type="float" office:value="2750000" calcext:value-type="float">
            <text:p>27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Беларусь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BYN</text:p>
          </table:table-cell>
          <table:table-cell office:value-type="string" calcext:value-type="string">
            <text:p>be;ru</text:p>
          </table:table-cell>
          <table:table-cell office:value-type="float" office:value="9050000" calcext:value-type="float">
            <text:p>90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Z</text:p>
          </table:table-cell>
          <table:table-cell table:number-columns-repeated="2" office:value-type="string" calcext:value-type="string">
            <text:p>Beliz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en;es;cpe;kek</text:p>
          </table:table-cell>
          <table:table-cell office:value-type="float" office:value="420000" calcext:value-type="float">
            <text:p>4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</text:p>
          </table:table-cell>
          <table:table-cell table:number-columns-repeated="2"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;fr;iku;cre</text:p>
          </table:table-cell>
          <table:table-cell office:value-type="float" office:value="41200000" calcext:value-type="float">
            <text:p>41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table:number-columns-repeated="2" office:value-type="string" calcext:value-type="string">
            <text:p>Cocos (Keeling) Island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 Islan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;ms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fr;ln;kg;sw;lu</text:p>
          </table:table-cell>
          <table:table-cell office:value-type="float" office:value="114800000" calcext:value-type="float">
            <text:p>114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Ködörösêse tî Bêafrîk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fr;sg</text:p>
          </table:table-cell>
          <table:table-cell office:value-type="float" office:value="5950000" calcext:value-type="float">
            <text:p>59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G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République du Congo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fr;ln;mkw</text:p>
          </table:table-cell>
          <table:table-cell office:value-type="float" office:value="6350000" calcext:value-type="float">
            <text:p>63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eiz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CHF;CHE;CHW</text:p>
          </table:table-cell>
          <table:table-cell office:value-type="string" calcext:value-type="string">
            <text:p>de;fr;it;rm;gsw</text:p>
          </table:table-cell>
          <table:table-cell office:value-type="float" office:value="8980000" calcext:value-type="float">
            <text:p>898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ôte d'Ivoir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moussoukro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dyu;bci</text:p>
          </table:table-cell>
          <table:table-cell office:value-type="float" office:value="33800000" calcext:value-type="float">
            <text:p>33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K</text:p>
          </table:table-cell>
          <table:table-cell table:number-columns-repeated="2" office:value-type="string" calcext:value-type="string">
            <text:p>Cook Island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en;rar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L</text:p>
          </table:table-cell>
          <table:table-cell table:number-columns-repeated="2" office:value-type="string" calcext:value-type="string">
            <text:p>Chi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LF;CLP</text:p>
          </table:table-cell>
          <table:table-cell office:value-type="string" calcext:value-type="string">
            <text:p>es</text:p>
          </table:table-cell>
          <table:table-cell office:value-type="float" office:value="19700000" calcext:value-type="float">
            <text:p>19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M</text:p>
          </table:table-cell>
          <table:table-cell table:number-columns-repeated="2" office:value-type="string" calcext:value-type="string">
            <text:p>Camero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en;fr;ewo;dua;jax</text:p>
          </table:table-cell>
          <table:table-cell office:value-type="float" office:value="30200000" calcext:value-type="float">
            <text:p>30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中国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zh;bo;ug;za;yue;wuu;nan;hak;cjy;gan;hsn</text:p>
          </table:table-cell>
          <table:table-cell office:value-type="float" office:value="1409000000" calcext:value-type="float">
            <text:p>1409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</text:p>
          </table:table-cell>
          <table:table-cell table:number-columns-repeated="2" office:value-type="string" calcext:value-type="string">
            <text:p>Colomb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s;guc;pbb</text:p>
          </table:table-cell>
          <table:table-cell office:value-type="float" office:value="52800000" calcext:value-type="float">
            <text:p>52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</text:p>
          </table:table-cell>
          <table:table-cell table:number-columns-repeated="2" office:value-type="string" calcext:value-type="string">
            <text:p>Costa Ric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es</text:p>
          </table:table-cell>
          <table:table-cell office:value-type="float" office:value="5250000" calcext:value-type="float">
            <text:p>52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</text:p>
          </table:table-cell>
          <table:table-cell table:number-columns-repeated="2" office:value-type="string" calcext:value-type="string">
            <text:p>Cu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s</text:p>
          </table:table-cell>
          <table:table-cell office:value-type="float" office:value="10950000" calcext:value-type="float">
            <text:p>109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Cabo Ver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pt;kea</text:p>
          </table:table-cell>
          <table:table-cell office:value-type="float" office:value="610000" calcext:value-type="float">
            <text:p>61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W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Curaçao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illemstad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nl;pap;en</text:p>
          </table:table-cell>
          <table:table-cell office:value-type="float" office:value="192000" calcext:value-type="float">
            <text:p>192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X</text:p>
          </table:table-cell>
          <table:table-cell table:number-columns-repeated="2"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Flying Fish Cove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;zh;ms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Κύπρος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l;tr;hy</text:p>
          </table:table-cell>
          <table:table-cell office:value-type="float" office:value="1270000" calcext:value-type="float">
            <text:p>12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Česká republik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K</text:p>
          </table:table-cell>
          <table:table-cell office:value-type="string" calcext:value-type="string">
            <text:p>cs</text:p>
          </table:table-cell>
          <table:table-cell office:value-type="float" office:value="10870000" calcext:value-type="float">
            <text:p>108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tschl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;dsb</text:p>
          </table:table-cell>
          <table:table-cell office:value-type="float" office:value="83800000" calcext:value-type="float">
            <text:p>83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J</text:p>
          </table:table-cell>
          <table:table-cell table:number-columns-repeated="2" office:value-type="string" calcext:value-type="string">
            <text:p>Djibouti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F</text:p>
          </table:table-cell>
          <table:table-cell office:value-type="string" calcext:value-type="string">
            <text:p>fr;ar</text:p>
          </table:table-cell>
          <table:table-cell office:value-type="float" office:value="1150000" calcext:value-type="float">
            <text:p>11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nmar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a</text:p>
          </table:table-cell>
          <table:table-cell office:value-type="float" office:value="6050000" calcext:value-type="float">
            <text:p>60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M</text:p>
          </table:table-cell>
          <table:table-cell table:number-columns-repeated="2" office:value-type="string" calcext:value-type="string">
            <text:p>Dominica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;gcf</text:p>
          </table:table-cell>
          <table:table-cell office:value-type="float" office:value="73000" calcext:value-type="float">
            <text:p>73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República Dominicana</text:p>
          </table:table-cell>
          <table:table-cell office:value-type="string" calcext:value-type="string">
            <text:p>1809;1829;184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es</text:p>
          </table:table-cell>
          <table:table-cell office:value-type="float" office:value="11500000" calcext:value-type="float">
            <text:p>11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الجزائر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ar;zgh</text:p>
          </table:table-cell>
          <table:table-cell office:value-type="float" office:value="47500000" calcext:value-type="float">
            <text:p>47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C</text:p>
          </table:table-cell>
          <table:table-cell table:number-columns-repeated="2" office:value-type="string" calcext:value-type="string">
            <text:p>Ecuado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;qu;jiv</text:p>
          </table:table-cell>
          <table:table-cell office:value-type="float" office:value="18500000" calcext:value-type="float">
            <text:p>18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sti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t</text:p>
          </table:table-cell>
          <table:table-cell office:value-type="float" office:value="1360000" calcext:value-type="float">
            <text:p>136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مصر‎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arz</text:p>
          </table:table-cell>
          <table:table-cell office:value-type="float" office:value="119300000" calcext:value-type="float">
            <text:p>119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الصحراء الغربية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l Aaiún</text:p>
          </table:table-cell>
          <table:table-cell office:value-type="string" calcext:value-type="string">
            <text:p>MAD;DZD;MRU</text:p>
          </table:table-cell>
          <table:table-cell office:value-type="string" calcext:value-type="string">
            <text:p>ar;es</text:p>
          </table:table-cell>
          <table:table-cell office:value-type="float" office:value="610000" calcext:value-type="float">
            <text:p>61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ኤርትራ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ti;ar;en;aar</text:p>
          </table:table-cell>
          <table:table-cell office:value-type="float" office:value="3850000" calcext:value-type="float">
            <text:p>38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añ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;eu;ca;gl;oc</text:p>
          </table:table-cell>
          <table:table-cell office:value-type="float" office:value="47600000" calcext:value-type="float">
            <text:p>47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ኢትዮጵያ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am;om;ti;so</text:p>
          </table:table-cell>
          <table:table-cell office:value-type="float" office:value="137300000" calcext:value-type="float">
            <text:p>137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uomi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i;sv;se</text:p>
          </table:table-cell>
          <table:table-cell office:value-type="float" office:value="5620000" calcext:value-type="float">
            <text:p>56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J</text:p>
          </table:table-cell>
          <table:table-cell table:number-columns-repeated="2" office:value-type="string" calcext:value-type="string">
            <text:p>Fij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FJD</text:p>
          </table:table-cell>
          <table:table-cell office:value-type="string" calcext:value-type="string">
            <text:p>en;fj;hi;ur</text:p>
          </table:table-cell>
          <table:table-cell office:value-type="float" office:value="940000" calcext:value-type="float">
            <text:p>94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K</text:p>
          </table:table-cell>
          <table:table-cell table:number-columns-repeated="2" office:value-type="string" calcext:value-type="string">
            <text:p>Falkland Islan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FKP</text:p>
          </table:table-cell>
          <table:table-cell office:value-type="string" calcext:value-type="string">
            <text:p>en</text:p>
          </table:table-cell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M</text:p>
          </table:table-cell>
          <table:table-cell table:number-columns-repeated="2" office:value-type="string" calcext:value-type="string">
            <text:p>Micronesia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;chk;pon;yap</text:p>
          </table:table-cell>
          <table:table-cell office:value-type="float" office:value="116000" calcext:value-type="float">
            <text:p>116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øroyar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órshavn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fo;da</text:p>
          </table:table-cell>
          <table:table-cell office:value-type="float" office:value="54000" calcext:value-type="float">
            <text:p>54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br;oc</text:p>
          </table:table-cell>
          <table:table-cell office:value-type="float" office:value="65000000" calcext:value-type="float">
            <text:p>65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</text:p>
          </table:table-cell>
          <table:table-cell table:number-columns-repeated="2" office:value-type="string" calcext:value-type="string">
            <text:p>Gab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fr;fng</text:p>
          </table:table-cell>
          <table:table-cell office:value-type="float" office:value="2550000" calcext:value-type="float">
            <text:p>25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table:number-columns-repeated="2" office:value-type="string" calcext:value-type="string">
            <text:p>United Kingd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en;cy;gd</text:p>
          </table:table-cell>
          <table:table-cell office:value-type="float" office:value="68300000" calcext:value-type="float">
            <text:p>68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</text:p>
          </table:table-cell>
          <table:table-cell table:number-columns-repeated="2" office:value-type="string" calcext:value-type="string">
            <text:p>Grenada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t. George's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;gcl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საქართველო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ka;ab</text:p>
          </table:table-cell>
          <table:table-cell office:value-type="float" office:value="3720000" calcext:value-type="float">
            <text:p>37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gcr</text:p>
          </table:table-cell>
          <table:table-cell office:value-type="float" office:value="320000" calcext:value-type="float">
            <text:p>3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G</text:p>
          </table:table-cell>
          <table:table-cell table:number-columns-repeated="2" office:value-type="string" calcext:value-type="string">
            <text:p>Guernse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. Peter Port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en;fr;nrf</text:p>
          </table:table-cell>
          <table:table-cell office:value-type="float" office:value="64000" calcext:value-type="float">
            <text:p>64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H</text:p>
          </table:table-cell>
          <table:table-cell table:number-columns-repeated="2" office:value-type="string" calcext:value-type="string">
            <text:p>Ghan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en;ak;ee</text:p>
          </table:table-cell>
          <table:table-cell office:value-type="float" office:value="35700000" calcext:value-type="float">
            <text:p>35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I</text:p>
          </table:table-cell>
          <table:table-cell table:number-columns-repeated="2" office:value-type="string" calcext:value-type="string">
            <text:p>Gibral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P</text:p>
          </table:table-cell>
          <table:table-cell office:value-type="string" calcext:value-type="string">
            <text:p>en;es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Kalaallit Nunaa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l</text:p>
          </table:table-cell>
          <table:table-cell office:value-type="float" office:value="56700" calcext:value-type="float">
            <text:p>567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M</text:p>
          </table:table-cell>
          <table:table-cell table:number-columns-repeated="2" office:value-type="string" calcext:value-type="string">
            <text:p>Gamb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GMD</text:p>
          </table:table-cell>
          <table:table-cell office:value-type="string" calcext:value-type="string">
            <text:p>en;wo;mnk</text:p>
          </table:table-cell>
          <table:table-cell office:value-type="float" office:value="2890000" calcext:value-type="float">
            <text:p>289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fr;fuf;man</text:p>
          </table:table-cell>
          <table:table-cell office:value-type="float" office:value="14700000" calcext:value-type="float">
            <text:p>14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P</text:p>
          </table:table-cell>
          <table:table-cell table:number-columns-repeated="2" office:value-type="string" calcext:value-type="string">
            <text:p>Guadeloup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gcf</text:p>
          </table:table-cell>
          <table:table-cell office:value-type="float" office:value="396000" calcext:value-type="float">
            <text:p>396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uinea Ecua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es;fr;pt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Ελλάδα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l</text:p>
          </table:table-cell>
          <table:table-cell office:value-type="float" office:value="10300000" calcext:value-type="float">
            <text:p>10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S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South Georgi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King Edward Point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30*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T</text:p>
          </table:table-cell>
          <table:table-cell table:number-columns-repeated="2" office:value-type="string" calcext:value-type="string">
            <text:p>Guatemal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uatemala City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es;quc;kek</text:p>
          </table:table-cell>
          <table:table-cell office:value-type="float" office:value="18900000" calcext:value-type="float">
            <text:p>18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U</text:p>
          </table:table-cell>
          <table:table-cell table:number-columns-repeated="2" office:value-type="string" calcext:value-type="string">
            <text:p>Guam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agåtñ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;ch;es</text:p>
          </table:table-cell>
          <table:table-cell office:value-type="float" office:value="175000" calcext:value-type="float">
            <text:p>17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uiné-Bissa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pt;pov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Y</text:p>
          </table:table-cell>
          <table:table-cell table:number-columns-repeated="2" office:value-type="string" calcext:value-type="string">
            <text:p>Guyana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en;gyn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香港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ity of Victoria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en;yue</text:p>
          </table:table-cell>
          <table:table-cell office:value-type="float" office:value="7500000" calcext:value-type="float">
            <text:p>7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M</text:p>
          </table:table-cell>
          <table:table-cell table:number-columns-repeated="2" office:value-type="string" calcext:value-type="string">
            <text:p>Heard Island and McDonald Island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tarctica</text:p>
          </table:table-cell>
          <table:table-cell/>
          <table:table-cell office:value-type="string" calcext:value-type="string">
            <text:p>AUD</text:p>
          </table:table-cell>
          <table:table-cell office:value-type="string" calcext:value-type="string">
            <text:p>e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N</text:p>
          </table:table-cell>
          <table:table-cell table:number-columns-repeated="2" office:value-type="string" calcext:value-type="string">
            <text:p>Hondura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es</text:p>
          </table:table-cell>
          <table:table-cell office:value-type="float" office:value="10900000" calcext:value-type="float">
            <text:p>10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atsk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hr</text:p>
          </table:table-cell>
          <table:table-cell office:value-type="float" office:value="3850000" calcext:value-type="float">
            <text:p>38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HTG;USD</text:p>
          </table:table-cell>
          <table:table-cell office:value-type="string" calcext:value-type="string">
            <text:p>fr;ht</text:p>
          </table:table-cell>
          <table:table-cell office:value-type="float" office:value="12700000" calcext:value-type="float">
            <text:p>12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gyarorszá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hu</text:p>
          </table:table-cell>
          <table:table-cell office:value-type="float" office:value="9550000" calcext:value-type="float">
            <text:p>95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table:number-columns-repeated="2"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id</text:p>
          </table:table-cell>
          <table:table-cell office:value-type="float" office:value="286900000" calcext:value-type="float">
            <text:p>286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Éir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a;en</text:p>
          </table:table-cell>
          <table:table-cell office:value-type="float" office:value="5350000" calcext:value-type="float">
            <text:p>53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יִשְׂרָאֵל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he;ar</text:p>
          </table:table-cell>
          <table:table-cell office:value-type="float" office:value="10300000" calcext:value-type="float">
            <text:p>10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M</text:p>
          </table:table-cell>
          <table:table-cell table:number-columns-repeated="2" office:value-type="string" calcext:value-type="string">
            <text:p>Isle of Ma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en;gv</text:p>
          </table:table-cell>
          <table:table-cell office:value-type="float" office:value="85000" calcext:value-type="float">
            <text:p>8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भारत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hi;en;bn;ta</text:p>
          </table:table-cell>
          <table:table-cell office:value-type="float" office:value="1471000000" calcext:value-type="float">
            <text:p>1471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O</text:p>
          </table:table-cell>
          <table:table-cell table:number-columns-repeated="2" office:value-type="string" calcext:value-type="string">
            <text:p>British Indian Ocean Territory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العراق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ar;ku</text:p>
          </table:table-cell>
          <table:table-cell office:value-type="float" office:value="46600000" calcext:value-type="float">
            <text:p>46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ایران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fa</text:p>
          </table:table-cell>
          <table:table-cell office:value-type="float" office:value="92800000" calcext:value-type="float">
            <text:p>92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Íslan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is</text:p>
          </table:table-cell>
          <table:table-cell office:value-type="float" office:value="385000" calcext:value-type="float">
            <text:p>38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</text:p>
          </table:table-cell>
          <table:table-cell office:value-type="float" office:value="58700000" calcext:value-type="float">
            <text:p>58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</text:p>
          </table:table-cell>
          <table:table-cell table:number-columns-repeated="2" office:value-type="string" calcext:value-type="string">
            <text:p>Jerse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int Helie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en;fr;jer</text:p>
          </table:table-cell>
          <table:table-cell office:value-type="float" office:value="104000" calcext:value-type="float">
            <text:p>104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M</text:p>
          </table:table-cell>
          <table:table-cell table:number-columns-repeated="2" office:value-type="string" calcext:value-type="string">
            <text:p>Jamaic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JMD</text:p>
          </table:table-cell>
          <table:table-cell office:value-type="string" calcext:value-type="string">
            <text:p>en;jam</text:p>
          </table:table-cell>
          <table:table-cell office:value-type="float" office:value="2830000" calcext:value-type="float">
            <text:p>283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الأردن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JOD</text:p>
          </table:table-cell>
          <table:table-cell office:value-type="string" calcext:value-type="string">
            <text:p>ar</text:p>
          </table:table-cell>
          <table:table-cell office:value-type="float" office:value="11500000" calcext:value-type="float">
            <text:p>11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日本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ja</text:p>
          </table:table-cell>
          <table:table-cell office:value-type="float" office:value="122700000" calcext:value-type="float">
            <text:p>122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</text:p>
          </table:table-cell>
          <table:table-cell table:number-columns-repeated="2" office:value-type="string" calcext:value-type="string">
            <text:p>Keny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en;sw</text:p>
          </table:table-cell>
          <table:table-cell office:value-type="float" office:value="57200000" calcext:value-type="float">
            <text:p>57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Кыргызстан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ky;ru</text:p>
          </table:table-cell>
          <table:table-cell office:value-type="float" office:value="7150000" calcext:value-type="float">
            <text:p>71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កម្ពុជា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km</text:p>
          </table:table-cell>
          <table:table-cell office:value-type="float" office:value="17600000" calcext:value-type="float">
            <text:p>17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</text:p>
          </table:table-cell>
          <table:table-cell table:number-columns-repeated="2" office:value-type="string" calcext:value-type="string">
            <text:p>Kiribat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outh Tarawa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;gil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Komori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KMF</text:p>
          </table:table-cell>
          <table:table-cell office:value-type="string" calcext:value-type="string">
            <text:p>ar;fr;zdj</text:p>
          </table:table-cell>
          <table:table-cell office:value-type="float" office:value="880000" calcext:value-type="float">
            <text:p>88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</text:p>
          </table:table-cell>
          <table:table-cell table:number-columns-repeated="2" office:value-type="string" calcext:value-type="string">
            <text:p>Saint Kitts and Nevis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P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북한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KPW</text:p>
          </table:table-cell>
          <table:table-cell office:value-type="string" calcext:value-type="string">
            <text:p>ko</text:p>
          </table:table-cell>
          <table:table-cell office:value-type="float" office:value="26500000" calcext:value-type="float">
            <text:p>26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대한민국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o</text:p>
          </table:table-cell>
          <table:table-cell office:value-type="float" office:value="51600000" calcext:value-type="float">
            <text:p>51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الكويت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wait City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ar</text:p>
          </table:table-cell>
          <table:table-cell office:value-type="float" office:value="4400000" calcext:value-type="float">
            <text:p>4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Y</text:p>
          </table:table-cell>
          <table:table-cell table:number-columns-repeated="2" office:value-type="string" calcext:value-type="string">
            <text:p>Cayman Islands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eorge Town</text:p>
          </table:table-cell>
          <table:table-cell office:value-type="string" calcext:value-type="string">
            <text:p>KYD</text:p>
          </table:table-cell>
          <table:table-cell office:value-type="string" calcext:value-type="string">
            <text:p>en</text:p>
          </table:table-cell>
          <table:table-cell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Қазақст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KZT</text:p>
          </table:table-cell>
          <table:table-cell office:value-type="string" calcext:value-type="string">
            <text:p>kk;ru</text:p>
          </table:table-cell>
          <table:table-cell office:value-type="float" office:value="20600000" calcext:value-type="float">
            <text:p>20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ສປປລາວ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o</text:p>
          </table:table-cell>
          <table:table-cell office:value-type="float" office:value="7800000" calcext:value-type="float">
            <text:p>7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لبنان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ar;fr;en</text:p>
          </table:table-cell>
          <table:table-cell office:value-type="float" office:value="5250000" calcext:value-type="float">
            <text:p>52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C</text:p>
          </table:table-cell>
          <table:table-cell table:number-columns-repeated="2" office:value-type="string" calcext:value-type="string">
            <text:p>Saint Lucia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;acf</text:p>
          </table:table-cell>
          <table:table-cell office:value-type="float" office:value="181000" calcext:value-type="float">
            <text:p>181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 table:number-columns-repeated="2" office:value-type="string" calcext:value-type="string">
            <text:p>Liechtenstei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de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śrī laṃkāv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LKR</text:p>
          </table:table-cell>
          <table:table-cell office:value-type="string" calcext:value-type="string">
            <text:p>si;ta</text:p>
          </table:table-cell>
          <table:table-cell office:value-type="float" office:value="21900000" calcext:value-type="float">
            <text:p>21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R</text:p>
          </table:table-cell>
          <table:table-cell table:number-columns-repeated="2" office:value-type="string" calcext:value-type="string">
            <text:p>Liberi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LRD</text:p>
          </table:table-cell>
          <table:table-cell office:value-type="string" calcext:value-type="string">
            <text:p>en;lir</text:p>
          </table:table-cell>
          <table:table-cell office:value-type="float" office:value="5800000" calcext:value-type="float">
            <text:p>5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S</text:p>
          </table:table-cell>
          <table:table-cell table:number-columns-repeated="2" office:value-type="string" calcext:value-type="string">
            <text:p>Lesoth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L;ZAR</text:p>
          </table:table-cell>
          <table:table-cell office:value-type="string" calcext:value-type="string">
            <text:p>en;st;zu</text:p>
          </table:table-cell>
          <table:table-cell office:value-type="float" office:value="2380000" calcext:value-type="float">
            <text:p>238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etuv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t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U</text:p>
          </table:table-cell>
          <table:table-cell table:number-columns-repeated="2" office:value-type="string" calcext:value-type="string">
            <text:p>Luxembour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de;lb</text:p>
          </table:table-cell>
          <table:table-cell office:value-type="float" office:value="670000" calcext:value-type="float">
            <text:p>6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vij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v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‏ليبيا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LYD</text:p>
          </table:table-cell>
          <table:table-cell office:value-type="string" calcext:value-type="string">
            <text:p>ar</text:p>
          </table:table-cell>
          <table:table-cell office:value-type="float" office:value="7100000" calcext:value-type="float">
            <text:p>7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المغرب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r;zgh</text:p>
          </table:table-cell>
          <table:table-cell office:value-type="float" office:value="38100000" calcext:value-type="float">
            <text:p>38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C</text:p>
          </table:table-cell>
          <table:table-cell table:number-columns-repeated="2" office:value-type="string" calcext:value-type="string">
            <text:p>Monac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mcf</text:p>
          </table:table-cell>
          <table:table-cell office:value-type="float" office:value="37000" calcext:value-type="float">
            <text:p>37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D</text:p>
          </table:table-cell>
          <table:table-cell table:number-columns-repeated="2" office:value-type="string" calcext:value-type="string">
            <text:p>Moldov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șinău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ro;ru;gag</text:p>
          </table:table-cell>
          <table:table-cell office:value-type="float" office:value="2500000" calcext:value-type="float">
            <text:p>2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Црна Гора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r;bs;sq;hr</text:p>
          </table:table-cell>
          <table:table-cell office:value-type="float" office:value="610000" calcext:value-type="float">
            <text:p>61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F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Saint-Marti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rigo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n;fr;nl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adagasikar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fr;mg</text:p>
          </table:table-cell>
          <table:table-cell office:value-type="float" office:value="32300000" calcext:value-type="float">
            <text:p>32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̧ajeļ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;mh</text:p>
          </table:table-cell>
          <table:table-cell office:value-type="float" office:value="42000" calcext:value-type="float">
            <text:p>42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Северна Македонија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;sq</text:p>
          </table:table-cell>
          <table:table-cell office:value-type="float" office:value="2080000" calcext:value-type="float">
            <text:p>208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L</text:p>
          </table:table-cell>
          <table:table-cell table:number-columns-repeated="2" office:value-type="string" calcext:value-type="string">
            <text:p>Mal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bm</text:p>
          </table:table-cell>
          <table:table-cell office:value-type="float" office:value="24500000" calcext:value-type="float">
            <text:p>24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yanmar (Burma)</text:p>
          </table:table-cell>
          <table:table-cell office:value-type="string" calcext:value-type="string">
            <text:p>မြန်မာ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ypyidaw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my;kar;shn</text:p>
          </table:table-cell>
          <table:table-cell office:value-type="float" office:value="55400000" calcext:value-type="float">
            <text:p>55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Монгол улс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Ulan Bator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mn</text:p>
          </table:table-cell>
          <table:table-cell office:value-type="float" office:value="3550000" calcext:value-type="float">
            <text:p>35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澳門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zh;pt</text:p>
          </table:table-cell>
          <table:table-cell office:value-type="float" office:value="715000" calcext:value-type="float">
            <text:p>71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P</text:p>
          </table:table-cell>
          <table:table-cell table:number-columns-repeated="2" office:value-type="string" calcext:value-type="string">
            <text:p>Northern Mariana Islands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;ch;cal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Q</text:p>
          </table:table-cell>
          <table:table-cell table:number-columns-repeated="2" office:value-type="string" calcext:value-type="string">
            <text:p>Martinique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gcf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موريتانيا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wo;mey</text:p>
          </table:table-cell>
          <table:table-cell office:value-type="float" office:value="5200000" calcext:value-type="float">
            <text:p>5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Montserrat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</text:p>
          </table:table-cell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T</text:p>
          </table:table-cell>
          <table:table-cell table:number-columns-repeated="2" office:value-type="string" calcext:value-type="string">
            <text:p>Mal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t;en</text:p>
          </table:table-cell>
          <table:table-cell office:value-type="float" office:value="540000" calcext:value-type="float">
            <text:p>54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en;fr;mfe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V</text:p>
          </table:table-cell>
          <table:table-cell table:number-columns-repeated="2" office:value-type="string" calcext:value-type="string">
            <text:p>Maldiv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MVR</text:p>
          </table:table-cell>
          <table:table-cell office:value-type="string" calcext:value-type="string">
            <text:p>dv</text:p>
          </table:table-cell>
          <table:table-cell office:value-type="float" office:value="525000" calcext:value-type="float">
            <text:p>52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W</text:p>
          </table:table-cell>
          <table:table-cell table:number-columns-repeated="2" office:value-type="string" calcext:value-type="string">
            <text:p>Malaw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MWK</text:p>
          </table:table-cell>
          <table:table-cell office:value-type="string" calcext:value-type="string">
            <text:p>en;ny</text:p>
          </table:table-cell>
          <table:table-cell office:value-type="float" office:value="22500000" calcext:value-type="float">
            <text:p>22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éx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es;nah;yua</text:p>
          </table:table-cell>
          <table:table-cell office:value-type="float" office:value="132500000" calcext:value-type="float">
            <text:p>132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Y</text:p>
          </table:table-cell>
          <table:table-cell table:number-columns-repeated="2" office:value-type="string" calcext:value-type="string">
            <text:p>Malays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ms;zh;ta</text:p>
          </table:table-cell>
          <table:table-cell office:value-type="float" office:value="35800000" calcext:value-type="float">
            <text:p>35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çambi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MZN</text:p>
          </table:table-cell>
          <table:table-cell office:value-type="string" calcext:value-type="string">
            <text:p>pt;vmw;tso</text:p>
          </table:table-cell>
          <table:table-cell office:value-type="float" office:value="36300000" calcext:value-type="float">
            <text:p>36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Namib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NAD;ZAR</text:p>
          </table:table-cell>
          <table:table-cell office:value-type="string" calcext:value-type="string">
            <text:p>en;af;kua</text:p>
          </table:table-cell>
          <table:table-cell office:value-type="float" office:value="3150000" calcext:value-type="float">
            <text:p>31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ouméa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fr;dhv</text:p>
          </table:table-cell>
          <table:table-cell office:value-type="float" office:value="295000" calcext:value-type="float">
            <text:p>29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Nig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ha;dje</text:p>
          </table:table-cell>
          <table:table-cell office:value-type="float" office:value="28400000" calcext:value-type="float">
            <text:p>28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F</text:p>
          </table:table-cell>
          <table:table-cell table:number-columns-repeated="2" office:value-type="string" calcext:value-type="string">
            <text:p>Norfolk Island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;pih</text:p>
          </table:table-cell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G</text:p>
          </table:table-cell>
          <table:table-cell table:number-columns-repeated="2" office:value-type="string" calcext:value-type="string">
            <text:p>Nigeri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en;ha;yo;ig</text:p>
          </table:table-cell>
          <table:table-cell office:value-type="float" office:value="240200000" calcext:value-type="float">
            <text:p>240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I</text:p>
          </table:table-cell>
          <table:table-cell table:number-columns-repeated="2" office:value-type="string" calcext:value-type="string">
            <text:p>Nicaragu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es</text:p>
          </table:table-cell>
          <table:table-cell office:value-type="float" office:value="7200000" calcext:value-type="float">
            <text:p>7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derl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l;fy</text:p>
          </table:table-cell>
          <table:table-cell office:value-type="float" office:value="18100000" calcext:value-type="float">
            <text:p>18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;nb;nn;se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नेपाल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NPR</text:p>
          </table:table-cell>
          <table:table-cell office:value-type="string" calcext:value-type="string">
            <text:p>ne;mai</text:p>
          </table:table-cell>
          <table:table-cell office:value-type="float" office:value="31600000" calcext:value-type="float">
            <text:p>31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R</text:p>
          </table:table-cell>
          <table:table-cell table:number-columns-repeated="2" office:value-type="string" calcext:value-type="string">
            <text:p>Naur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;na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ē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en;niu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Z</text:p>
          </table:table-cell>
          <table:table-cell table:number-columns-repeated="2"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en;mi</text:p>
          </table:table-cell>
          <table:table-cell office:value-type="float" office:value="5350000" calcext:value-type="float">
            <text:p>53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عمان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ar</text:p>
          </table:table-cell>
          <table:table-cell office:value-type="float" office:value="5400000" calcext:value-type="float">
            <text:p>5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á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PAB;USD</text:p>
          </table:table-cell>
          <table:table-cell office:value-type="string" calcext:value-type="string">
            <text:p>es</text:p>
          </table:table-cell>
          <table:table-cell office:value-type="float" office:value="4600000" calcext:value-type="float">
            <text:p>4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ú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s;qu;ay</text:p>
          </table:table-cell>
          <table:table-cell office:value-type="float" office:value="35100000" calcext:value-type="float">
            <text:p>35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peetē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fr;ty</text:p>
          </table:table-cell>
          <table:table-cell office:value-type="float" office:value="311000" calcext:value-type="float">
            <text:p>311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apua Niugini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en;tpi;hmo</text:p>
          </table:table-cell>
          <table:table-cell office:value-type="float" office:value="11000000" calcext:value-type="float">
            <text:p>11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ilipina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en;tl</text:p>
          </table:table-cell>
          <table:table-cell office:value-type="float" office:value="117300000" calcext:value-type="float">
            <text:p>117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K</text:p>
          </table:table-cell>
          <table:table-cell table:number-columns-repeated="2" office:value-type="string" calcext:value-type="string">
            <text:p>Pakist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en;ur;pan</text:p>
          </table:table-cell>
          <table:table-cell office:value-type="float" office:value="257400000" calcext:value-type="float">
            <text:p>257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pl</text:p>
          </table:table-cell>
          <table:table-cell office:value-type="float" office:value="40100000" calcext:value-type="float">
            <text:p>40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-Pierr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</text:p>
          </table:table-cell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N</text:p>
          </table:table-cell>
          <table:table-cell table:number-columns-repeated="2" office:value-type="string" calcext:value-type="string">
            <text:p>Pitcairn Island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en;pih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1787;193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s;en</text:p>
          </table:table-cell>
          <table:table-cell office:value-type="float" office:value="3200000" calcext:value-type="float">
            <text:p>3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S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فلسطين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amallah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a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T</text:p>
          </table:table-cell>
          <table:table-cell table:number-columns-repeated="2" office:value-type="string" calcext:value-type="string">
            <text:p>Portug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t;mwl</text:p>
          </table:table-cell>
          <table:table-cell office:value-type="float" office:value="10200000" calcext:value-type="float">
            <text:p>10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W</text:p>
          </table:table-cell>
          <table:table-cell table:number-columns-repeated="2" office:value-type="string" calcext:value-type="string">
            <text:p>Palau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gerulm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;pau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</text:p>
          </table:table-cell>
          <table:table-cell table:number-columns-repeated="2" office:value-type="string" calcext:value-type="string">
            <text:p>Paragua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es;gn</text:p>
          </table:table-cell>
          <table:table-cell office:value-type="float" office:value="6950000" calcext:value-type="float">
            <text:p>69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قطر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ar</text:p>
          </table:table-cell>
          <table:table-cell office:value-type="float" office:value="2750000" calcext:value-type="float">
            <text:p>27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La Réuni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rcf</text:p>
          </table:table-cell>
          <table:table-cell office:value-type="float" office:value="990000" calcext:value-type="float">
            <text:p>99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mâ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float" office:value="18900000" calcext:value-type="float">
            <text:p>18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Србија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sr</text:p>
          </table:table-cell>
          <table:table-cell office:value-type="float" office:value="7100000" calcext:value-type="float">
            <text:p>7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Россия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;tt;ce</text:p>
          </table:table-cell>
          <table:table-cell office:value-type="float" office:value="143500000" calcext:value-type="float">
            <text:p>143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W</text:p>
          </table:table-cell>
          <table:table-cell table:number-columns-repeated="2" office:value-type="string" calcext:value-type="string">
            <text:p>Rwan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rw;en;fr;sw</text:p>
          </table:table-cell>
          <table:table-cell office:value-type="float" office:value="14800000" calcext:value-type="float">
            <text:p>14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المملكة العربية السعودية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ar</text:p>
          </table:table-cell>
          <table:table-cell office:value-type="float" office:value="38400000" calcext:value-type="float">
            <text:p>38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B</text:p>
          </table:table-cell>
          <table:table-cell table:number-columns-repeated="2" office:value-type="string" calcext:value-type="string">
            <text:p>Solomon Island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en;pis</text:p>
          </table:table-cell>
          <table:table-cell office:value-type="float" office:value="770000" calcext:value-type="float">
            <text:p>7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C</text:p>
          </table:table-cell>
          <table:table-cell table:number-columns-repeated="2" office:value-type="string" calcext:value-type="string">
            <text:p>Seychell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fr;en;crs</text:p>
          </table:table-cell>
          <table:table-cell office:value-type="float" office:value="108000" calcext:value-type="float">
            <text:p>108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السودان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ar;en</text:p>
          </table:table-cell>
          <table:table-cell office:value-type="float" office:value="50200000" calcext:value-type="float">
            <text:p>50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rig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sv</text:p>
          </table:table-cell>
          <table:table-cell office:value-type="float" office:value="10650000" calcext:value-type="float">
            <text:p>106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G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en;ms;ta;zh</text:p>
          </table:table-cell>
          <table:table-cell office:value-type="float" office:value="6050000" calcext:value-type="float">
            <text:p>605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H</text:p>
          </table:table-cell>
          <table:table-cell table:number-columns-repeated="2" office:value-type="string" calcext:value-type="string">
            <text:p>Saint Helen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en</text:p>
          </table:table-cell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enij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l</text:p>
          </table:table-cell>
          <table:table-cell office:value-type="float" office:value="2120000" calcext:value-type="float">
            <text:p>21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og Jan Mayen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gyearbyen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k</text:p>
          </table:table-cell>
          <table:table-cell office:value-type="float" office:value="5420000" calcext:value-type="float">
            <text:p>54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L</text:p>
          </table:table-cell>
          <table:table-cell table:number-columns-repeated="2" office:value-type="string" calcext:value-type="string">
            <text:p>Sierra L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en;kri</text:p>
          </table:table-cell>
          <table:table-cell office:value-type="float" office:value="9200000" calcext:value-type="float">
            <text:p>9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M</text:p>
          </table:table-cell>
          <table:table-cell table:number-columns-repeated="2" office:value-type="string" calcext:value-type="string">
            <text:p>San Marin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ity of San Marin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wo</text:p>
          </table:table-cell>
          <table:table-cell office:value-type="float" office:value="18800000" calcext:value-type="float">
            <text:p>18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omaaliy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o;ar</text:p>
          </table:table-cell>
          <table:table-cell office:value-type="float" office:value="19100000" calcext:value-type="float">
            <text:p>19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R</text:p>
          </table:table-cell>
          <table:table-cell table:number-columns-repeated="2" office:value-type="string" calcext:value-type="string">
            <text:p>Surina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nl;srn</text:p>
          </table:table-cell>
          <table:table-cell office:value-type="float" office:value="630000" calcext:value-type="float">
            <text:p>63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S</text:p>
          </table:table-cell>
          <table:table-cell table:number-columns-repeated="2" office:value-type="string" calcext:value-type="string">
            <text:p>South Sud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en;din;nus;bfa</text:p>
          </table:table-cell>
          <table:table-cell office:value-type="float" office:value="12100000" calcext:value-type="float">
            <text:p>121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 e Príncip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t</text:p>
          </table:table-cell>
          <table:table-cell office:value-type="float" office:value="239000" calcext:value-type="float">
            <text:p>239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V</text:p>
          </table:table-cell>
          <table:table-cell table:number-columns-repeated="2" office:value-type="string" calcext:value-type="string">
            <text:p>El Salvador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SVC;USD</text:p>
          </table:table-cell>
          <table:table-cell office:value-type="string" calcext:value-type="string">
            <text:p>es</text:p>
          </table:table-cell>
          <table:table-cell office:value-type="float" office:value="6400000" calcext:value-type="float">
            <text:p>6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X</text:p>
          </table:table-cell>
          <table:table-cell table:number-columns-repeated="2" office:value-type="string" calcext:value-type="string">
            <text:p>Sint Maarten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hilipsburg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nl;en</text:p>
          </table:table-cell>
          <table:table-cell office:value-type="float" office:value="44000" calcext:value-type="float">
            <text:p>44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سوريا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ar</text:p>
          </table:table-cell>
          <table:table-cell office:value-type="float" office:value="24500000" calcext:value-type="float">
            <text:p>24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Z</text:p>
          </table:table-cell>
          <table:table-cell table:number-columns-repeated="2" office:value-type="string" calcext:value-type="string">
            <text:p>Eswatini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bamba</text:p>
          </table:table-cell>
          <table:table-cell office:value-type="string" calcext:value-type="string">
            <text:p>SZL</text:p>
          </table:table-cell>
          <table:table-cell office:value-type="string" calcext:value-type="string">
            <text:p>en;ss</text:p>
          </table:table-cell>
          <table:table-cell office:value-type="float" office:value="1230000" calcext:value-type="float">
            <text:p>123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C</text:p>
          </table:table-cell>
          <table:table-cell table:number-columns-repeated="2" office:value-type="string" calcext:value-type="string">
            <text:p>Turks and Caicos Islands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ockburn Tow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</text:p>
          </table:table-cell>
          <table:table-cell office:value-type="float" office:value="46000" calcext:value-type="float">
            <text:p>46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fr;shu</text:p>
          </table:table-cell>
          <table:table-cell office:value-type="float" office:value="19600000" calcext:value-type="float">
            <text:p>19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Territoire des Terres australes et antarctiques f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Port-aux-Françai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G</text:p>
          </table:table-cell>
          <table:table-cell table:number-columns-repeated="2" office:value-type="string" calcext:value-type="string">
            <text:p>Tog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fr;ee;kbp</text:p>
          </table:table-cell>
          <table:table-cell office:value-type="float" office:value="9500000" calcext:value-type="float">
            <text:p>9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ประเทศไทย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</text:p>
          </table:table-cell>
          <table:table-cell office:value-type="float" office:value="71600000" calcext:value-type="float">
            <text:p>71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Тоҷикистон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TJS</text:p>
          </table:table-cell>
          <table:table-cell office:value-type="string" calcext:value-type="string">
            <text:p>tg;ru</text:p>
          </table:table-cell>
          <table:table-cell office:value-type="float" office:value="10700000" calcext:value-type="float">
            <text:p>107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K</text:p>
          </table:table-cell>
          <table:table-cell table:number-columns-repeated="2" office:value-type="string" calcext:value-type="string">
            <text:p>Tokelau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Fakaofo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en;tkl;smo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L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imor-Lest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t;tet</text:p>
          </table:table-cell>
          <table:table-cell office:value-type="float" office:value="1400000" calcext:value-type="float">
            <text:p>1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ürkmenista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hgabat</text:p>
          </table:table-cell>
          <table:table-cell office:value-type="string" calcext:value-type="string">
            <text:p>TMT</text:p>
          </table:table-cell>
          <table:table-cell office:value-type="string" calcext:value-type="string">
            <text:p>tk;ru</text:p>
          </table:table-cell>
          <table:table-cell office:value-type="float" office:value="6600000" calcext:value-type="float">
            <text:p>6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تونس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ar</text:p>
          </table:table-cell>
          <table:table-cell office:value-type="float" office:value="12600000" calcext:value-type="float">
            <text:p>126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table:number-columns-repeated="2" office:value-type="string" calcext:value-type="string">
            <text:p>Tong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en;to</text:p>
          </table:table-cell>
          <table:table-cell office:value-type="float" office:value="108000" calcext:value-type="float">
            <text:p>108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ürkiy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;ku</text:p>
          </table:table-cell>
          <table:table-cell office:value-type="float" office:value="87800000" calcext:value-type="float">
            <text:p>87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T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en;tto</text:p>
          </table:table-cell>
          <table:table-cell office:value-type="float" office:value="1540000" calcext:value-type="float">
            <text:p>154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V</text:p>
          </table:table-cell>
          <table:table-cell table:number-columns-repeated="2" office:value-type="string" calcext:value-type="string">
            <text:p>Tuvalu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en;tvl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臺灣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WD</text:p>
          </table:table-cell>
          <table:table-cell office:value-type="string" calcext:value-type="string">
            <text:p>zh;nan;hak</text:p>
          </table:table-cell>
          <table:table-cell office:value-type="float" office:value="23900000" calcext:value-type="float">
            <text:p>23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Z</text:p>
          </table:table-cell>
          <table:table-cell table:number-columns-repeated="2" office:value-type="string" calcext:value-type="string">
            <text:p>Tanzan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sw;en</text:p>
          </table:table-cell>
          <table:table-cell office:value-type="float" office:value="71400000" calcext:value-type="float">
            <text:p>714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Україна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yiv</text:p>
          </table:table-cell>
          <table:table-cell office:value-type="string" calcext:value-type="string">
            <text:p>UAH</text:p>
          </table:table-cell>
          <table:table-cell office:value-type="string" calcext:value-type="string">
            <text:p>uk;ru</text:p>
          </table:table-cell>
          <table:table-cell office:value-type="float" office:value="37000000" calcext:value-type="float">
            <text:p>37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G</text:p>
          </table:table-cell>
          <table:table-cell table:number-columns-repeated="2" office:value-type="string" calcext:value-type="string">
            <text:p>Ugand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X</text:p>
          </table:table-cell>
          <table:table-cell office:value-type="string" calcext:value-type="string">
            <text:p>en;sw;lug</text:p>
          </table:table-cell>
          <table:table-cell office:value-type="float" office:value="51000000" calcext:value-type="float">
            <text:p>510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M</text:p>
          </table:table-cell>
          <table:table-cell office:value-type="string" calcext:value-type="string">
            <text:p>U.S. Minor Outlying Islands</text:p>
          </table:table-cell>
          <table:table-cell office:value-type="string" calcext:value-type="string">
            <text:p>United States Minor Outlying Is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en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S</text:p>
          </table:table-cell>
          <table:table-cell table:number-columns-repeated="2"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ashington D.C.</text:p>
          </table:table-cell>
          <table:table-cell office:value-type="string" calcext:value-type="string">
            <text:p>USD;USN;USS</text:p>
          </table:table-cell>
          <table:table-cell office:value-type="string" calcext:value-type="string">
            <text:p>en;es;haw</text:p>
          </table:table-cell>
          <table:table-cell office:value-type="float" office:value="348300000" calcext:value-type="float">
            <text:p>348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Y</text:p>
          </table:table-cell>
          <table:table-cell table:number-columns-repeated="2" office:value-type="string" calcext:value-type="string">
            <text:p>Uruguay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UYI;UYU</text:p>
          </table:table-cell>
          <table:table-cell office:value-type="string" calcext:value-type="string">
            <text:p>es</text:p>
          </table:table-cell>
          <table:table-cell office:value-type="float" office:value="3420000" calcext:value-type="float">
            <text:p>342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O'zbekisto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UZS</text:p>
          </table:table-cell>
          <table:table-cell office:value-type="string" calcext:value-type="string">
            <text:p>uz;ru;tg</text:p>
          </table:table-cell>
          <table:table-cell office:value-type="float" office:value="37300000" calcext:value-type="float">
            <text:p>373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A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Vaticano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;la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C</text:p>
          </table:table-cell>
          <table:table-cell table:number-columns-repeated="2" office:value-type="string" calcext:value-type="string">
            <text:p>Saint Vincent and the Grenadines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en;svc</text:p>
          </table:table-cell>
          <table:table-cell office:value-type="float" office:value="104000" calcext:value-type="float">
            <text:p>104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E</text:p>
          </table:table-cell>
          <table:table-cell table:number-columns-repeated="2" office:value-type="string" calcext:value-type="string">
            <text:p>Venezue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es</text:p>
          </table:table-cell>
          <table:table-cell office:value-type="float" office:value="29800000" calcext:value-type="float">
            <text:p>298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G</text:p>
          </table:table-cell>
          <table:table-cell table:number-columns-repeated="2" office:value-type="string" calcext:value-type="string">
            <text:p>British Virgin Islands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I</text:p>
          </table:table-cell>
          <table:table-cell office:value-type="string" calcext:value-type="string">
            <text:p>U.S. Virgin Islands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harlotte Amalie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n</text:p>
          </table:table-cell>
          <table:table-cell office:value-type="float" office:value="103000" calcext:value-type="float">
            <text:p>103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ệt N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vi</text:p>
          </table:table-cell>
          <table:table-cell office:value-type="float" office:value="101900000" calcext:value-type="float">
            <text:p>1019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U</text:p>
          </table:table-cell>
          <table:table-cell table:number-columns-repeated="2" office:value-type="string" calcext:value-type="string">
            <text:p>Vanuatu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Vila</text:p>
          </table:table-cell>
          <table:table-cell office:value-type="string" calcext:value-type="string">
            <text:p>VUV</text:p>
          </table:table-cell>
          <table:table-cell office:value-type="string" calcext:value-type="string">
            <text:p>bi;en;fr</text:p>
          </table:table-cell>
          <table:table-cell office:value-type="float" office:value="345000" calcext:value-type="float">
            <text:p>34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allis et Futuna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ta-Utu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fr;wls;fud</text:p>
          </table:table-cell>
          <table:table-cell office:value-type="float" office:value="11400" calcext:value-type="float">
            <text:p>114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S</text:p>
          </table:table-cell>
          <table:table-cell table:number-columns-repeated="2" office:value-type="string" calcext:value-type="string">
            <text:p>Samo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sm;en</text:p>
          </table:table-cell>
          <table:table-cell office:value-type="float" office:value="228000" calcext:value-type="float">
            <text:p>228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Republika e Kosovës</text:p>
          </table:table-cell>
          <table:table-cell office:value-type="string" calcext:value-type="string">
            <text:p>377;381;383;38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istin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q;sr</text:p>
          </table:table-cell>
          <table:table-cell office:value-type="float" office:value="1570000" calcext:value-type="float">
            <text:p>157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اليَمَن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ana'a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ar</text:p>
          </table:table-cell>
          <table:table-cell office:value-type="float" office:value="36200000" calcext:value-type="float">
            <text:p>36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T</text:p>
          </table:table-cell>
          <table:table-cell table:number-columns-repeated="2"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moudzo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;swb</text:p>
          </table:table-cell>
          <table:table-cell office:value-type="float" office:value="345000" calcext:value-type="float">
            <text:p>345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A</text:p>
          </table:table-cell>
          <table:table-cell table:number-columns-repeated="2" office:value-type="string" calcext:value-type="string">
            <text:p>South Af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af;en;nr;st;ss;tn;ts;ve;xh;zu</text:p>
          </table:table-cell>
          <table:table-cell office:value-type="float" office:value="61500000" calcext:value-type="float">
            <text:p>615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M</text:p>
          </table:table-cell>
          <table:table-cell table:number-columns-repeated="2" office:value-type="string" calcext:value-type="string">
            <text:p>Zamb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en;ny;bem;loz</text:p>
          </table:table-cell>
          <table:table-cell office:value-type="float" office:value="22200000" calcext:value-type="float">
            <text:p>222000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W</text:p>
          </table:table-cell>
          <table:table-cell table:number-columns-repeated="2" office:value-type="string" calcext:value-type="string">
            <text:p>Zimbabw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USD;ZAR;BWP;GBP;AUD;CNY;INR;JPY</text:p>
          </table:table-cell>
          <table:table-cell office:value-type="string" calcext:value-type="string">
            <text:p>en;sn;nd</text:p>
          </table:table-cell>
          <table:table-cell office:value-type="float" office:value="17500000" calcext:value-type="float">
            <text:p>175000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K25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3"/>
    </number:number-style>
    <number:number-style style:name="N123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3:46:50.945837512</meta:creation-date>
    <dc:date>2026-01-20T19:29:19.324582200</dc:date>
    <meta:editing-duration>PT19H42M26S</meta:editing-duration>
    <meta:editing-cycles>7</meta:editing-cycles>
    <meta:generator>LibreOffice/7.4.7.2$Linux_X86_64 LibreOffice_project/40$Build-2</meta:generator>
    <meta:document-statistic meta:table-count="2" meta:cell-count="5253" meta:object-count="0"/>
  </office:meta>
</office:document-meta>
</file>